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3" style:family="table-cell" style:parent-style-name="Default" style:data-style-name="N15">
      <style:table-cell-properties style:vertical-align="automatic" fo:wrap-option="wrap" style:repeat-content="false"/>
      <style:paragraph-properties fo:text-align="center"/>
    </style:style>
    <style:style style:name="ce4" style:family="table-cell" style:parent-style-name="Default" style:data-style-name="N14">
      <style:table-cell-properties fo:border="thin solid #000000" style:vertical-align="automatic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6" style:family="table-cell" style:parent-style-name="Default" style:data-style-name="N15">
      <style:table-cell-properties fo:border="thin solid #000000" style:vertical-align="automatic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15"/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15">
      <style:table-cell-properties fo:border="thin solid #000000"/>
    </style:style>
    <style:style style:name="ce12" style:family="table-cell" style:parent-style-name="Default" style:data-style-name="N14">
      <style:table-cell-properties fo:border="thin solid #000000"/>
    </style:style>
    <style:style style:name="ce1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fo:background-color="#FFFF00"/>
    </style:style>
    <style:style style:name="ce15" style:family="table-cell" style:parent-style-name="Default" style:data-style-name="N15">
      <style:table-cell-properties fo:border="thin solid #000000" fo:background-color="#FFFF00"/>
    </style:style>
    <style:style style:name="ce16" style:family="table-cell" style:parent-style-name="Default" style:data-style-name="N14">
      <style:table-cell-properties fo:border="thin solid #000000" fo:background-color="#FFFF00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18" style:family="table-cell" style:parent-style-name="Default" style:data-style-name="N15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0" style:family="table-cell" style:parent-style-name="Default" style:data-style-name="N14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4.7625cm"/>
    </style:style>
    <style:style style:name="co2" style:family="table-column">
      <style:table-column-properties fo:break-before="auto" style:column-width="1.74625cm"/>
    </style:style>
    <style:style style:name="co3" style:family="table-column">
      <style:table-column-properties fo:break-before="auto" style:column-width="2.24013888888889cm"/>
    </style:style>
    <style:style style:name="co4" style:family="table-column">
      <style:table-column-properties fo:break-before="auto" style:column-width="2.08138888888889cm"/>
    </style:style>
    <style:style style:name="co5" style:family="table-column">
      <style:table-column-properties fo:break-before="auto" style:column-width="1.81680555555556cm"/>
    </style:style>
    <style:style style:name="co6" style:family="table-column">
      <style:table-column-properties fo:break-before="auto" style:column-width="1.72861111111111cm"/>
    </style:style>
    <style:style style:name="co7" style:family="table-column">
      <style:table-column-properties fo:break-before="auto" style:column-width="0.652638888888889cm"/>
    </style:style>
    <style:style style:name="co8" style:family="table-column">
      <style:table-column-properties fo:break-before="auto" style:column-width="0.47625cm"/>
    </style:style>
    <style:style style:name="co9" style:family="table-column">
      <style:table-column-properties fo:break-before="auto" style:column-width="4.46263888888889cm" style:use-optimal-column-width="true"/>
    </style:style>
    <style:style style:name="co10" style:family="table-column">
      <style:table-column-properties fo:break-before="auto" style:column-width="1.65805555555556cm"/>
    </style:style>
    <style:style style:name="co11" style:family="table-column">
      <style:table-column-properties fo:break-before="auto" style:column-width="1.55222222222222cm"/>
    </style:style>
    <style:style style:name="ro1" style:family="table-row">
      <style:table-row-properties style:row-height="12.5pt" style:use-optimal-row-height="true" fo:break-before="auto"/>
    </style:style>
    <style:style style:name="ro2" style:family="table-row">
      <style:table-row-properties style:row-height="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Gráfico 1" svg:x="28.97835in" svg:y="5.08346in" svg:width="8.42283in" svg:height="5.41654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2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2" table:default-cell-style-name="ce1"/>
        <table:table-column table:style-name="co6" table:default-cell-style-name="ce1"/>
        <table:table-column table:style-name="co3" table:number-columns-repeated="30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7" table:default-cell-style-name="ce1"/>
        <table:table-column table:style-name="co11" table:default-cell-style-name="ce1"/>
        <table:table-column table:style-name="co3" table:number-columns-repeated="16318" table:default-cell-style-name="ce1"/>
        <table:table-row table:style-name="ro1">
          <table:table-cell table:number-columns-repeated="4" table:style-name="ce2"/>
          <table:table-cell table:style-name="ce3"/>
          <table:table-cell table:number-columns-repeated="4" table:style-name="ce2"/>
          <table:table-cell table:style-name="ce3"/>
          <table:table-cell table:number-columns-repeated="4" table:style-name="ce2"/>
          <table:table-cell table:style-name="ce3"/>
          <table:table-cell table:number-columns-repeated="4" table:style-name="ce2"/>
          <table:table-cell table:style-name="ce3"/>
          <table:table-cell table:number-columns-repeated="4" table:style-name="ce2"/>
          <table:table-cell table:style-name="ce3"/>
          <table:table-cell table:number-columns-repeated="4" table:style-name="ce2"/>
          <table:table-cell table:style-name="ce3"/>
          <table:table-cell table:number-columns-repeated="4" table:style-name="ce2"/>
          <table:table-cell table:style-name="ce3"/>
          <table:table-cell table:number-columns-repeated="4" table:style-name="ce2"/>
          <table:table-cell table:style-name="ce3"/>
          <table:table-cell table:number-columns-repeated="4" table:style-name="ce2"/>
          <table:table-cell table:number-columns-repeated="3" table:style-name="ce3"/>
          <table:table-cell table:number-columns-repeated="2" table:style-name="ce2"/>
          <table:table-cell table:style-name="ce3"/>
          <table:table-cell table:number-columns-repeated="3" table:style-name="ce2"/>
          <table:table-cell office:value-type="string" table:number-columns-spanned="13" table:number-rows-spanned="1" table:style-name="ce17">
            <text:p>GPU</text:p>
          </table:table-cell>
          <table:covered-table-cell table:number-columns-repeated="12"/>
          <table:table-cell table:style-name="ce4"/>
          <table:table-cell table:style-name="ce2"/>
          <table:table-cell office:value-type="string" table:number-columns-spanned="8" table:number-rows-spanned="1" table:style-name="ce18">
            <text:p>CPU</text:p>
          </table:table-cell>
          <table:covered-table-cell table:number-columns-repeated="7"/>
          <table:table-cell table:number-columns-repeated="4" table:style-name="ce1"/>
          <table:table-cell table:number-columns-repeated="16304" table:style-name="ce2"/>
        </table:table-row>
        <table:table-row table:style-name="ro1">
          <table:table-cell table:number-columns-repeated="4" table:style-name="ce2"/>
          <table:table-cell office:value-type="float" office:value="1" table:style-name="ce3">
            <text:p>1,00E+00</text:p>
          </table:table-cell>
          <table:table-cell table:number-columns-repeated="4" table:style-name="ce2"/>
          <table:table-cell table:style-name="ce3"/>
          <table:table-cell table:number-columns-repeated="4" table:style-name="ce2"/>
          <table:table-cell office:value-type="float" office:value="2" table:style-name="ce3">
            <text:p>2,00E+00</text:p>
          </table:table-cell>
          <table:table-cell table:number-columns-repeated="4" table:style-name="ce2"/>
          <table:table-cell table:style-name="ce3"/>
          <table:table-cell table:number-columns-repeated="4" table:style-name="ce2"/>
          <table:table-cell office:value-type="float" office:value="3" table:style-name="ce3">
            <text:p>3,00E+00</text:p>
          </table:table-cell>
          <table:table-cell table:number-columns-repeated="4" table:style-name="ce2"/>
          <table:table-cell table:style-name="ce3"/>
          <table:table-cell table:number-columns-repeated="4" table:style-name="ce2"/>
          <table:table-cell office:value-type="float" office:value="4" table:style-name="ce3">
            <text:p>4,00E+00</text:p>
          </table:table-cell>
          <table:table-cell table:number-columns-repeated="4" table:style-name="ce2"/>
          <table:table-cell table:style-name="ce3"/>
          <table:table-cell table:number-columns-repeated="4" table:style-name="ce2"/>
          <table:table-cell table:number-columns-repeated="3" table:style-name="ce3"/>
          <table:table-cell table:number-columns-repeated="2" table:style-name="ce2"/>
          <table:table-cell table:style-name="ce3"/>
          <table:table-cell table:number-columns-repeated="3" table:style-name="ce2"/>
          <table:table-cell office:value-type="string" table:number-columns-spanned="2" table:number-rows-spanned="1" table:style-name="ce17">
            <text:p>Grid</text:p>
          </table:table-cell>
          <table:covered-table-cell/>
          <table:table-cell office:value-type="string" table:number-columns-spanned="2" table:number-rows-spanned="1" table:style-name="ce19">
            <text:p>Block</text:p>
          </table:table-cell>
          <table:covered-table-cell/>
          <table:table-cell office:value-type="string" table:style-name="ce5">
            <text:p>&lt;&lt;&lt;Grid,Block&gt;&gt;&gt;<text:s/></text:p>
          </table:table-cell>
          <table:table-cell table:number-columns-repeated="7" table:style-name="ce6"/>
          <table:table-cell table:number-columns-repeated="2" table:style-name="ce4"/>
          <table:table-cell table:style-name="ce2"/>
          <table:table-cell office:value-type="string" table:number-columns-spanned="7" table:number-rows-spanned="1" table:style-name="ce18">
            <text:p>Time (s)</text:p>
          </table:table-cell>
          <table:covered-table-cell table:number-columns-repeated="6"/>
          <table:table-cell office:value-type="string" table:number-columns-spanned="1" table:number-rows-spanned="2" table:style-name="ce20">
            <text:p>SD/Ave</text:p>
          </table:table-cell>
          <table:table-cell table:number-columns-repeated="4" table:style-name="ce1"/>
          <table:table-cell table:number-columns-repeated="16304" table:style-name="ce2"/>
        </table:table-row>
        <table:table-row table:style-name="ro2">
          <table:table-cell table:number-columns-repeated="4" table:style-name="ce2"/>
          <table:table-cell office:value-type="string" table:style-name="ce1">
            <text:p>CUDA kernel</text:p>
          </table:table-cell>
          <table:table-cell table:number-columns-repeated="4" table:style-name="ce2"/>
          <table:table-cell table:style-name="ce3"/>
          <table:table-cell table:number-columns-repeated="4" table:style-name="ce2"/>
          <table:table-cell office:value-type="string" table:style-name="ce3">
            <text:p>CUDA kernel</text:p>
          </table:table-cell>
          <table:table-cell table:number-columns-repeated="4" table:style-name="ce2"/>
          <table:table-cell table:style-name="ce3"/>
          <table:table-cell table:number-columns-repeated="4" table:style-name="ce2"/>
          <table:table-cell office:value-type="string" table:style-name="ce3">
            <text:p>CUDA kernel</text:p>
          </table:table-cell>
          <table:table-cell table:number-columns-repeated="4" table:style-name="ce2"/>
          <table:table-cell table:style-name="ce3"/>
          <table:table-cell table:number-columns-repeated="4" table:style-name="ce2"/>
          <table:table-cell office:value-type="string" table:style-name="ce3">
            <text:p>CUDA kernel</text:p>
          </table:table-cell>
          <table:table-cell table:number-columns-repeated="4" table:style-name="ce2"/>
          <table:table-cell table:style-name="ce3"/>
          <table:table-cell table:number-columns-repeated="4" table:style-name="ce2"/>
          <table:table-cell office:value-type="string" table:style-name="ce3">
            <text:p><text:s/></text:p>
          </table:table-cell>
          <table:table-cell table:number-columns-repeated="2" table:style-name="ce3"/>
          <table:table-cell table:number-columns-repeated="2" table:style-name="ce2"/>
          <table:table-cell table:style-name="ce3"/>
          <table:table-cell table:number-columns-repeated="3" table:style-name="ce2"/>
          <table:table-cell office:value-type="string" table:style-name="ce7">
            <text:p>x</text:p>
          </table:table-cell>
          <table:table-cell office:value-type="string" table:style-name="ce7">
            <text:p>y</text:p>
          </table:table-cell>
          <table:table-cell office:value-type="string" table:style-name="ce8">
            <text:p>x</text:p>
          </table:table-cell>
          <table:table-cell office:value-type="string" table:style-name="ce7">
            <text:p>y</text:p>
          </table:table-cell>
          <table:table-cell office:value-type="string" table:style-name="ce7">
            <text:p>&lt;&lt;&lt;(x,y,z),(x,y,z)&gt;&gt;&gt;</text:p>
          </table:table-cell>
          <table:table-cell office:value-type="string" table:style-name="ce6">
            <text:p>1<text:span text:style-name="T2">st</text:span><text:s/>Run</text:p>
          </table:table-cell>
          <table:table-cell office:value-type="string" table:style-name="ce6">
            <text:p>2<text:span text:style-name="T2">nd</text:span><text:s/>Run</text:p>
          </table:table-cell>
          <table:table-cell office:value-type="string" table:style-name="ce6">
            <text:p>3<text:span text:style-name="T2">rd</text:span><text:s/>Run</text:p>
          </table:table-cell>
          <table:table-cell office:value-type="string" table:style-name="ce6">
            <text:p>4<text:span text:style-name="T2">th</text:span><text:s/>Run</text:p>
          </table:table-cell>
          <table:table-cell office:value-type="string" table:style-name="ce6">
            <text:p>5<text:span text:style-name="T2">th</text:span><text:s/>Run</text:p>
          </table:table-cell>
          <table:table-cell office:value-type="string" table:style-name="ce6">
            <text:p>Average</text:p>
          </table:table-cell>
          <table:table-cell office:value-type="string" table:style-name="ce6">
            <text:p>Standard Deviation</text:p>
          </table:table-cell>
          <table:table-cell office:value-type="string" table:style-name="ce4">
            <text:p>SD/Ave</text:p>
          </table:table-cell>
          <table:table-cell office:value-type="string" table:style-name="ce4">
            <text:p>Theorical Value</text:p>
          </table:table-cell>
          <table:table-cell table:style-name="ce2"/>
          <table:table-cell office:value-type="string" table:style-name="ce6">
            <text:p>1<text:span text:style-name="T2">st</text:span><text:s/>Run</text:p>
          </table:table-cell>
          <table:table-cell office:value-type="string" table:style-name="ce6">
            <text:p>2<text:span text:style-name="T2">nd</text:span><text:s/>Run</text:p>
          </table:table-cell>
          <table:table-cell office:value-type="string" table:style-name="ce6">
            <text:p>3<text:span text:style-name="T2">rd</text:span><text:s/>Run</text:p>
          </table:table-cell>
          <table:table-cell office:value-type="string" table:style-name="ce6">
            <text:p>4<text:span text:style-name="T2">th</text:span><text:s/>Run</text:p>
          </table:table-cell>
          <table:table-cell office:value-type="string" table:style-name="ce6">
            <text:p>5<text:span text:style-name="T2">th</text:span><text:s/>Run</text:p>
          </table:table-cell>
          <table:table-cell office:value-type="string" table:style-name="ce6">
            <text:p>Average</text:p>
          </table:table-cell>
          <table:table-cell office:value-type="string" table:style-name="ce6">
            <text:p>Standard Deviation</text:p>
          </table:table-cell>
          <table:covered-table-cell/>
          <table:table-cell table:number-columns-repeated="4" table:style-name="ce1"/>
          <table:table-cell table:number-columns-repeated="16304" table:style-name="ce2"/>
        </table:table-row>
        <table:table-row table:style-name="ro1">
          <table:table-cell office:value-type="string" table:style-name="ce1">
            <text:p>./incOrderRow0 Starting...Using Device 0: GeForce GTX 1660 TiTotal data size: 4194304The initialization of host data took 1.047e-02 secondsThe transfer of 4194304 bytes from the host to the device took</text:p>
          </table:table-cell>
          <table:table-cell office:value-type="float" office:value="2.8239999999999998E-4" table:style-name="ce9">
            <text:p>2,8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024,1,1), (1,1,1)&gt;&gt;&gt; took</text:p>
          </table:table-cell>
          <table:table-cell office:value-type="float" office:value="0.23330000000000001" table:style-name="ce9">
            <text:p>2,33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4990000000000005E-4" table:style-name="ce9">
            <text:p>9,50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6620000000000008" table:style-name="ce9">
            <text:p>8,66E+00</text:p>
          </table:table-cell>
          <table:table-cell office:value-type="string" table:style-name="ce1">
            <text:p>seconds to run (single core)All is well!./incOrderRow0 Starting...Using Device 0: GeForce GTX 1660 TiTotal data size: 4194304The initialization of host data took 1.066e-02 secondsThe transfer of 4194304 bytes from the host to the device took</text:p>
          </table:table-cell>
          <table:table-cell office:value-type="float" office:value="2.8079999999999999E-4" table:style-name="ce9">
            <text:p>2,8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024,1,1), (1,1,1)&gt;&gt;&gt; took</text:p>
          </table:table-cell>
          <table:table-cell office:value-type="float" office:value="0.23369999999999999" table:style-name="ce9">
            <text:p>2,34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4649999999999997E-4" table:style-name="ce9">
            <text:p>9,47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7870000000000008" table:style-name="ce9">
            <text:p>8,79E+00</text:p>
          </table:table-cell>
          <table:table-cell office:value-type="string" table:style-name="ce1">
            <text:p>seconds to run (single core)All is well!./incOrderRow0 Starting...Using Device 0: GeForce GTX 1660 TiTotal data size: 4194304The initialization of host data took 1.055e-02 secondsThe transfer of 4194304 bytes from the host to the device took</text:p>
          </table:table-cell>
          <table:table-cell office:value-type="float" office:value="2.8049999999999999E-4" table:style-name="ce9">
            <text:p>2,8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024,1,1), (1,1,1)&gt;&gt;&gt; took</text:p>
          </table:table-cell>
          <table:table-cell office:value-type="float" office:value="0.23300000000000001" table:style-name="ce9">
            <text:p>2,33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4700000000000003E-4" table:style-name="ce9">
            <text:p>9,47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5440000000000005" table:style-name="ce9">
            <text:p>8,54E+00</text:p>
          </table:table-cell>
          <table:table-cell office:value-type="string" table:style-name="ce1">
            <text:p>seconds to run (single core)All is well!./incOrderRow0 Starting...Using Device 0: GeForce GTX 1660 TiTotal data size: 4194304The initialization of host data took 1.120e-02 secondsThe transfer of 4194304 bytes from the host to the device took</text:p>
          </table:table-cell>
          <table:table-cell office:value-type="float" office:value="2.8049999999999999E-4" table:style-name="ce9">
            <text:p>2,8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024,1,1), (1,1,1)&gt;&gt;&gt; took</text:p>
          </table:table-cell>
          <table:table-cell office:value-type="float" office:value="0.23580000000000001" table:style-name="ce9">
            <text:p>2,36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8010000000000002E-4" table:style-name="ce9">
            <text:p>9,80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9789999999999992" table:style-name="ce9">
            <text:p>8,98E+00</text:p>
          </table:table-cell>
          <table:table-cell office:value-type="string" table:style-name="ce1">
            <text:p>seconds to run (single core)All is well!./incOrderRow0 Starting...Using Device 0: GeForce GTX 1660 TiTotal data size: 4194304The initialization of host data took 1.056e-02 secondsThe transfer of 4194304 bytes from the host to the device took</text:p>
          </table:table-cell>
          <table:table-cell office:value-type="float" office:value="2.8049999999999999E-4" table:style-name="ce9">
            <text:p>2,8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024,1,1), (1,1,1)&gt;&gt;&gt; took</text:p>
          </table:table-cell>
          <table:table-cell office:value-type="float" office:value="0.23730000000000001" table:style-name="ce9">
            <text:p>2,37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5359999999999998E-4" table:style-name="ce9">
            <text:p>9,54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5380000000000003" table:style-name="ce9">
            <text:p>8,54E+00</text:p>
          </table:table-cell>
          <table:table-cell office:value-type="string" table:style-name="ce1">
            <text:p>seconds to run (single core)All is well!</text:p>
          </table:table-cell>
          <table:table-cell table:number-columns-repeated="2" table:style-name="ce1"/>
          <table:table-cell office:value-type="string" table:style-name="ce8">
            <text:p>2¹⁰</text:p>
          </table:table-cell>
          <table:table-cell office:value-type="float" office:value="0" table:style-name="ce10">
            <text:p>0</text:p>
          </table:table-cell>
          <table:table-cell office:value-type="string" table:style-name="ce8">
            <text:p>2⁰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<text:s/>&lt;&lt;&lt;(1024,1,1), (1,1,1)&gt;&gt;&gt;</text:p>
          </table:table-cell>
          <table:table-cell office:value-type="float" office:value="0.2345323" table:formula="of:=[.B4]+[.E4]+[.G4]" table:style-name="ce11">
            <text:p>2,35E-01</text:p>
          </table:table-cell>
          <table:table-cell office:value-type="float" office:value="0.23492729999999998" table:formula="of:=[.L4]+[.O4]+[.Q4]" table:style-name="ce11">
            <text:p>2,35E-01</text:p>
          </table:table-cell>
          <table:table-cell office:value-type="float" office:value="0.23422750000000001" table:formula="of:=[.V4]+[.Y4]+[.AA4]" table:style-name="ce11">
            <text:p>2,34E-01</text:p>
          </table:table-cell>
          <table:table-cell office:value-type="float" office:value="0.23706060000000001" table:formula="of:=[.AF4]+[.AI4]+[.AK4]" table:style-name="ce11">
            <text:p>2,37E-01</text:p>
          </table:table-cell>
          <table:table-cell office:value-type="float" office:value="0.2385341" table:formula="of:=[.AP4]+[.AS4]+[.AU4]" table:style-name="ce11">
            <text:p>2,39E-01</text:p>
          </table:table-cell>
          <table:table-cell office:value-type="float" office:value="0.23585636000000001" table:formula="of:=AVERAGE([.$BG4:.$BK4])" table:style-name="ce11">
            <text:p>2,36E-01</text:p>
          </table:table-cell>
          <table:table-cell office:value-type="float" office:value="1.6667307972195178E-3" table:formula="of:=STDEV([.$BG4:.$BL4])" table:style-name="ce11">
            <text:p>1,67E-03</text:p>
          </table:table-cell>
          <table:table-cell office:value-type="percentage" office:value="7.0667197493403094E-3" table:formula="of:=[.BM4]/[.BL4]" table:style-name="ce12">
            <text:p>0,71%</text:p>
          </table:table-cell>
          <table:table-cell office:value-type="float" office:value="0.23585636000000001" table:formula="of:=[.BL4]" table:style-name="ce11">
            <text:p>2,36E-01</text:p>
          </table:table-cell>
          <table:table-cell table:style-name="ce1"/>
          <table:table-cell office:value-type="float" office:value="8.6620000000000008" table:formula="of:=[.J4]" table:style-name="ce11">
            <text:p>8,66E+00</text:p>
          </table:table-cell>
          <table:table-cell office:value-type="float" office:value="8.7870000000000008" table:formula="of:=[.T4]" table:style-name="ce11">
            <text:p>8,79E+00</text:p>
          </table:table-cell>
          <table:table-cell office:value-type="float" office:value="8.5440000000000005" table:formula="of:=[.AD4]" table:style-name="ce11">
            <text:p>8,54E+00</text:p>
          </table:table-cell>
          <table:table-cell office:value-type="float" office:value="8.9789999999999992" table:formula="of:=[.AN4]" table:style-name="ce11">
            <text:p>8,98E+00</text:p>
          </table:table-cell>
          <table:table-cell office:value-type="float" office:value="8.5380000000000003" table:formula="of:=[.AX4]" table:style-name="ce11">
            <text:p>8,54E+00</text:p>
          </table:table-cell>
          <table:table-cell office:value-type="float" office:value="8.7020000000000017" table:formula="of:=AVERAGE([.$BQ4:.$BU4])" table:style-name="ce11">
            <text:p>8,70E+00</text:p>
          </table:table-cell>
          <table:table-cell office:value-type="float" office:value="0.18534697192023356" table:formula="of:=STDEV([.$BQ4:.$BU4])" table:style-name="ce11">
            <text:p>1,85E-01</text:p>
          </table:table-cell>
          <table:table-cell office:value-type="percentage" office:value="2.1299353242959493E-2" table:formula="of:=[.BW4]/[.BV4]" table:style-name="ce12">
            <text:p>2,13%</text:p>
          </table:table-cell>
          <table:table-cell table:number-columns-repeated="16308" table:style-name="ce1"/>
        </table:table-row>
        <table:table-row table:style-name="ro1">
          <table:table-cell office:value-type="string" table:style-name="ce1">
            <text:p>./incOrderRow1 Starting...Using Device 0: GeForce GTX 1660 TiTotal data size: 4194304The initialization of host data took 1.100e-02 secondsThe transfer of 4194304 bytes from the host to the device took</text:p>
          </table:table-cell>
          <table:table-cell office:value-type="float" office:value="2.8299999999999999E-4" table:style-name="ce9">
            <text:p>2,8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512,1,1), (2,1,1)&gt;&gt;&gt; took</text:p>
          </table:table-cell>
          <table:table-cell office:value-type="float" office:value="0.20630000000000001" table:style-name="ce9">
            <text:p>2,06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7550000000000002E-4" table:style-name="ce9">
            <text:p>9,76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9629999999999992" table:style-name="ce9">
            <text:p>8,96E+00</text:p>
          </table:table-cell>
          <table:table-cell office:value-type="string" table:style-name="ce1">
            <text:p>seconds to run (single core)All is well!./incOrderRow1 Starting...Using Device 0: GeForce GTX 1660 TiTotal data size: 4194304The initialization of host data took 1.054e-02 secondsThe transfer of 4194304 bytes from the host to the device took</text:p>
          </table:table-cell>
          <table:table-cell office:value-type="float" office:value="2.8239999999999998E-4" table:style-name="ce9">
            <text:p>2,8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512,1,1), (2,1,1)&gt;&gt;&gt; took</text:p>
          </table:table-cell>
          <table:table-cell office:value-type="float" office:value="0.20949999999999999" table:style-name="ce9">
            <text:p>2,10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5069999999999996E-4" table:style-name="ce9">
            <text:p>9,5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5640000000000001" table:style-name="ce9">
            <text:p>8,56E+00</text:p>
          </table:table-cell>
          <table:table-cell office:value-type="string" table:style-name="ce1">
            <text:p>seconds to run (single core)All is well!./incOrderRow1 Starting...Using Device 0: GeForce GTX 1660 TiTotal data size: 4194304The initialization of host data took 1.228e-02 secondsThe transfer of 4194304 bytes from the host to the device took</text:p>
          </table:table-cell>
          <table:table-cell office:value-type="float" office:value="3.145E-4" table:style-name="ce9">
            <text:p>3,15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512,1,1), (2,1,1)&gt;&gt;&gt; took</text:p>
          </table:table-cell>
          <table:table-cell office:value-type="float" office:value="0.20730000000000001" table:style-name="ce9">
            <text:p>2,07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1.2290000000000001E-3" table:style-name="ce9">
            <text:p>1,23E-03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7430000000000003" table:style-name="ce9">
            <text:p>8,74E+00</text:p>
          </table:table-cell>
          <table:table-cell office:value-type="string" table:style-name="ce1">
            <text:p>seconds to run (single core)All is well!./incOrderRow1 Starting...Using Device 0: GeForce GTX 1660 TiTotal data size: 4194304The initialization of host data took 1.877e-02 secondsThe transfer of 4194304 bytes from the host to the device took</text:p>
          </table:table-cell>
          <table:table-cell office:value-type="float" office:value="2.875E-4" table:style-name="ce9">
            <text:p>2,88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512,1,1), (2,1,1)&gt;&gt;&gt; took</text:p>
          </table:table-cell>
          <table:table-cell office:value-type="float" office:value="0.20569999999999999" table:style-name="ce9">
            <text:p>2,06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9449999999999994E-4" table:style-name="ce9">
            <text:p>9,95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6289999999999996" table:style-name="ce9">
            <text:p>8,63E+00</text:p>
          </table:table-cell>
          <table:table-cell office:value-type="string" table:style-name="ce1">
            <text:p>seconds to run (single core)All is well!./incOrderRow1 Starting...Using Device 0: GeForce GTX 1660 TiTotal data size: 4194304The initialization of host data took 1.893e-02 secondsThe transfer of 4194304 bytes from the host to the device took</text:p>
          </table:table-cell>
          <table:table-cell office:value-type="float" office:value="2.8229999999999998E-4" table:style-name="ce9">
            <text:p>2,8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512,1,1), (2,1,1)&gt;&gt;&gt; took</text:p>
          </table:table-cell>
          <table:table-cell office:value-type="float" office:value="0.21010000000000001" table:style-name="ce9">
            <text:p>2,10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8309999999999999E-4" table:style-name="ce9">
            <text:p>9,8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7720000000000002" table:style-name="ce9">
            <text:p>8,77E+00</text:p>
          </table:table-cell>
          <table:table-cell office:value-type="string" table:style-name="ce1">
            <text:p>seconds to run (single core)All is well!</text:p>
          </table:table-cell>
          <table:table-cell table:number-columns-repeated="2" table:style-name="ce1"/>
          <table:table-cell office:value-type="string" table:style-name="ce8">
            <text:p>2⁹</text:p>
          </table:table-cell>
          <table:table-cell office:value-type="float" office:value="0" table:style-name="ce10">
            <text:p>0</text:p>
          </table:table-cell>
          <table:table-cell office:value-type="string" table:style-name="ce8">
            <text:p>2¹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&lt;&lt;&lt;(512,1,1), (2,1,1)&gt;&gt;&gt;</text:p>
          </table:table-cell>
          <table:table-cell office:value-type="float" office:value="0.20755850000000001" table:formula="of:=[.B5]+[.E5]+[.G5]" table:style-name="ce11">
            <text:p>2,08E-01</text:p>
          </table:table-cell>
          <table:table-cell office:value-type="float" office:value="0.21073309999999998" table:formula="of:=[.L5]+[.O5]+[.Q5]" table:style-name="ce11">
            <text:p>2,11E-01</text:p>
          </table:table-cell>
          <table:table-cell office:value-type="float" office:value="0.20884350000000002" table:formula="of:=[.V5]+[.Y5]+[.AA5]" table:style-name="ce11">
            <text:p>2,09E-01</text:p>
          </table:table-cell>
          <table:table-cell office:value-type="float" office:value="0.206982" table:formula="of:=[.AF5]+[.AI5]+[.AK5]" table:style-name="ce11">
            <text:p>2,07E-01</text:p>
          </table:table-cell>
          <table:table-cell office:value-type="float" office:value="0.21136540000000001" table:formula="of:=[.AP5]+[.AS5]+[.AU5]" table:style-name="ce11">
            <text:p>2,11E-01</text:p>
          </table:table-cell>
          <table:table-cell office:value-type="float" office:value="0.20909650000000002" table:formula="of:=AVERAGE([.$BG5:.$BK5])" table:style-name="ce11">
            <text:p>2,09E-01</text:p>
          </table:table-cell>
          <table:table-cell office:value-type="float" office:value="1.7162126919470061E-3" table:formula="of:=STDEV([.$BG5:.$BL5])" table:style-name="ce11">
            <text:p>1,72E-03</text:p>
          </table:table-cell>
          <table:table-cell office:value-type="percentage" office:value="8.2077542758822175E-3" table:formula="of:=[.BM5]/[.BL5]" table:style-name="ce12">
            <text:p>0,82%</text:p>
          </table:table-cell>
          <table:table-cell office:value-type="float" office:value="0.11792818000000001" table:formula="of:=[.BO4]/2" table:style-name="ce11">
            <text:p>1,18E-01</text:p>
          </table:table-cell>
          <table:table-cell table:style-name="ce1"/>
          <table:table-cell office:value-type="float" office:value="8.9629999999999992" table:formula="of:=[.J5]" table:style-name="ce11">
            <text:p>8,96E+00</text:p>
          </table:table-cell>
          <table:table-cell office:value-type="float" office:value="8.5640000000000001" table:formula="of:=[.T5]" table:style-name="ce11">
            <text:p>8,56E+00</text:p>
          </table:table-cell>
          <table:table-cell office:value-type="float" office:value="8.7430000000000003" table:formula="of:=[.AD5]" table:style-name="ce11">
            <text:p>8,74E+00</text:p>
          </table:table-cell>
          <table:table-cell office:value-type="float" office:value="8.6289999999999996" table:formula="of:=[.AN5]" table:style-name="ce11">
            <text:p>8,63E+00</text:p>
          </table:table-cell>
          <table:table-cell office:value-type="float" office:value="8.7720000000000002" table:formula="of:=[.AX5]" table:style-name="ce11">
            <text:p>8,77E+00</text:p>
          </table:table-cell>
          <table:table-cell office:value-type="float" office:value="8.7341999999999995" table:formula="of:=AVERAGE([.$BQ5:.$BU5])" table:style-name="ce11">
            <text:p>8,73E+00</text:p>
          </table:table-cell>
          <table:table-cell office:value-type="float" office:value="0.15320802851025767" table:formula="of:=STDEV([.$BQ5:.$BU5])" table:style-name="ce11">
            <text:p>1,53E-01</text:p>
          </table:table-cell>
          <table:table-cell office:value-type="percentage" office:value="1.7541163301762919E-2" table:formula="of:=[.BW5]/[.BV5]" table:style-name="ce12">
            <text:p>1,75%</text:p>
          </table:table-cell>
          <table:table-cell table:number-columns-repeated="16308" table:style-name="ce1"/>
        </table:table-row>
        <table:table-row table:style-name="ro1">
          <table:table-cell office:value-type="string" table:style-name="ce1">
            <text:p>/incOrderRow2 Starting...Using Device 0: GeForce GTX 1660 TiTotal data size: 4194304The initialization of host data took 1.780e-02 secondsThe transfer of 4194304 bytes from the host to the device took</text:p>
          </table:table-cell>
          <table:table-cell office:value-type="float" office:value="2.8299999999999999E-4" table:style-name="ce9">
            <text:p>2,8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256,1,1), (4,1,1)&gt;&gt;&gt; took</text:p>
          </table:table-cell>
          <table:table-cell office:value-type="float" office:value="0.1547" table:style-name="ce9">
            <text:p>1,55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1.0020000000000001E-3" table:style-name="ce9">
            <text:p>1,00E-03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0380000000000003" table:style-name="ce9">
            <text:p>9,04E+00</text:p>
          </table:table-cell>
          <table:table-cell office:value-type="string" table:style-name="ce1">
            <text:p>seconds to run (single core)All is well!./incOrderRow2 Starting...Using Device 0: GeForce GTX 1660 TiTotal data size: 4194304The initialization of host data took 1.090e-02 secondsThe transfer of 4194304 bytes from the host to the device took</text:p>
          </table:table-cell>
          <table:table-cell office:value-type="float" office:value="2.7960000000000002E-4" table:style-name="ce9">
            <text:p>2,80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256,1,1), (4,1,1)&gt;&gt;&gt; took</text:p>
          </table:table-cell>
          <table:table-cell office:value-type="float" office:value="0.1552" table:style-name="ce9">
            <text:p>1,55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6820000000000001E-4" table:style-name="ce9">
            <text:p>9,68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1829999999999998" table:style-name="ce9">
            <text:p>9,18E+00</text:p>
          </table:table-cell>
          <table:table-cell office:value-type="string" table:style-name="ce1">
            <text:p>seconds to run (single core)All is well!./incOrderRow2 Starting...Using Device 0: GeForce GTX 1660 TiTotal data size: 4194304The initialization of host data took 1.055e-02 secondsThe transfer of 4194304 bytes from the host to the device took</text:p>
          </table:table-cell>
          <table:table-cell office:value-type="float" office:value="2.812E-4" table:style-name="ce9">
            <text:p>2,8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256,1,1), (4,1,1)&gt;&gt;&gt; took</text:p>
          </table:table-cell>
          <table:table-cell office:value-type="float" office:value="0.15859999999999999" table:style-name="ce9">
            <text:p>1,59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4760000000000005E-4" table:style-name="ce9">
            <text:p>9,48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6609999999999996" table:style-name="ce9">
            <text:p>8,66E+00</text:p>
          </table:table-cell>
          <table:table-cell office:value-type="string" table:style-name="ce1">
            <text:p>seconds to run (single core)All is well!./incOrderRow2 Starting...Using Device 0: GeForce GTX 1660 TiTotal data size: 4194304The initialization of host data took 1.102e-02 secondsThe transfer of 4194304 bytes from the host to the device took</text:p>
          </table:table-cell>
          <table:table-cell office:value-type="float" office:value="2.8160000000000001E-4" table:style-name="ce9">
            <text:p>2,8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256,1,1), (4,1,1)&gt;&gt;&gt; took</text:p>
          </table:table-cell>
          <table:table-cell office:value-type="float" office:value="0.155" table:style-name="ce9">
            <text:p>1,55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6380000000000001E-4" table:style-name="ce9">
            <text:p>9,64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0109999999999992" table:style-name="ce9">
            <text:p>9,01E+00</text:p>
          </table:table-cell>
          <table:table-cell office:value-type="string" table:style-name="ce1">
            <text:p>seconds to run (single core)All is well!./incOrderRow2 Starting...Using Device 0: GeForce GTX 1660 TiTotal data size: 4194304The initialization of host data took 1.056e-02 secondsThe transfer of 4194304 bytes from the host to the device took</text:p>
          </table:table-cell>
          <table:table-cell office:value-type="float" office:value="2.8039999999999999E-4" table:style-name="ce9">
            <text:p>2,80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256,1,1), (4,1,1)&gt;&gt;&gt; took</text:p>
          </table:table-cell>
          <table:table-cell office:value-type="float" office:value="0.15529999999999999" table:style-name="ce9">
            <text:p>1,55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5390000000000004E-4" table:style-name="ce9">
            <text:p>9,54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6389999999999993" table:style-name="ce9">
            <text:p>8,64E+00</text:p>
          </table:table-cell>
          <table:table-cell office:value-type="string" table:style-name="ce1">
            <text:p>seconds to run (single core)All is well!</text:p>
          </table:table-cell>
          <table:table-cell table:number-columns-repeated="2" table:style-name="ce1"/>
          <table:table-cell office:value-type="string" table:style-name="ce8">
            <text:p>2⁸</text:p>
          </table:table-cell>
          <table:table-cell office:value-type="float" office:value="0" table:style-name="ce10">
            <text:p>0</text:p>
          </table:table-cell>
          <table:table-cell office:value-type="string" table:style-name="ce8">
            <text:p>2²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&lt;&lt;&lt;(256,1,1), (4,1,1)&gt;&gt;&gt;</text:p>
          </table:table-cell>
          <table:table-cell office:value-type="float" office:value="0.15598500000000001" table:formula="of:=[.B6]+[.E6]+[.G6]" table:style-name="ce11">
            <text:p>1,56E-01</text:p>
          </table:table-cell>
          <table:table-cell office:value-type="float" office:value="0.1564478" table:formula="of:=[.L6]+[.O6]+[.Q6]" table:style-name="ce11">
            <text:p>1,56E-01</text:p>
          </table:table-cell>
          <table:table-cell office:value-type="float" office:value="0.15982879999999999" table:formula="of:=[.V6]+[.Y6]+[.AA6]" table:style-name="ce11">
            <text:p>1,60E-01</text:p>
          </table:table-cell>
          <table:table-cell office:value-type="float" office:value="0.15624539999999998" table:formula="of:=[.AF6]+[.AI6]+[.AK6]" table:style-name="ce11">
            <text:p>1,56E-01</text:p>
          </table:table-cell>
          <table:table-cell office:value-type="float" office:value="0.15653429999999999" table:formula="of:=[.AP6]+[.AS6]+[.AU6]" table:style-name="ce11">
            <text:p>1,57E-01</text:p>
          </table:table-cell>
          <table:table-cell office:value-type="float" office:value="0.15700825999999998" table:formula="of:=AVERAGE([.$BG6:.$BK6])" table:style-name="ce11">
            <text:p>1,57E-01</text:p>
          </table:table-cell>
          <table:table-cell office:value-type="float" office:value="1.4228995601939011E-3" table:formula="of:=STDEV([.$BG6:.$BL6])" table:style-name="ce11">
            <text:p>1,42E-03</text:p>
          </table:table-cell>
          <table:table-cell office:value-type="percentage" office:value="9.0625777280373739E-3" table:formula="of:=[.BM6]/[.BL6]" table:style-name="ce12">
            <text:p>0,91%</text:p>
          </table:table-cell>
          <table:table-cell office:value-type="float" office:value="5.8964090000000004E-2" table:formula="of:=[.BO5]/2" table:style-name="ce11">
            <text:p>5,90E-02</text:p>
          </table:table-cell>
          <table:table-cell table:style-name="ce1"/>
          <table:table-cell office:value-type="float" office:value="9.0380000000000003" table:formula="of:=[.J6]" table:style-name="ce11">
            <text:p>9,04E+00</text:p>
          </table:table-cell>
          <table:table-cell office:value-type="float" office:value="9.1829999999999998" table:formula="of:=[.T6]" table:style-name="ce11">
            <text:p>9,18E+00</text:p>
          </table:table-cell>
          <table:table-cell office:value-type="float" office:value="8.6609999999999996" table:formula="of:=[.AD6]" table:style-name="ce11">
            <text:p>8,66E+00</text:p>
          </table:table-cell>
          <table:table-cell office:value-type="float" office:value="9.0109999999999992" table:formula="of:=[.AN6]" table:style-name="ce11">
            <text:p>9,01E+00</text:p>
          </table:table-cell>
          <table:table-cell office:value-type="float" office:value="8.6389999999999993" table:formula="of:=[.AX6]" table:style-name="ce11">
            <text:p>8,64E+00</text:p>
          </table:table-cell>
          <table:table-cell office:value-type="float" office:value="8.9063999999999997" table:formula="of:=AVERAGE([.$BQ6:.$BU6])" table:style-name="ce11">
            <text:p>8,91E+00</text:p>
          </table:table-cell>
          <table:table-cell office:value-type="float" office:value="0.24315180443500742" table:formula="of:=STDEV([.$BQ6:.$BU6])" table:style-name="ce11">
            <text:p>2,43E-01</text:p>
          </table:table-cell>
          <table:table-cell office:value-type="percentage" office:value="2.7300795431937419E-2" table:formula="of:=[.BW6]/[.BV6]" table:style-name="ce12">
            <text:p>2,73%</text:p>
          </table:table-cell>
          <table:table-cell table:number-columns-repeated="16308" table:style-name="ce1"/>
        </table:table-row>
        <table:table-row table:style-name="ro1">
          <table:table-cell office:value-type="string" table:style-name="ce1">
            <text:p>./incOrderRow3 Starting...Using Device 0: GeForce GTX 1660 TiTotal data size: 4194304The initialization of host data took 1.062e-02 secondsThe transfer of 4194304 bytes from the host to the device took</text:p>
          </table:table-cell>
          <table:table-cell office:value-type="float" office:value="2.831E-4" table:style-name="ce9">
            <text:p>2,8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28,1,1), (8,1,1)&gt;&gt;&gt; took</text:p>
          </table:table-cell>
          <table:table-cell office:value-type="float" office:value="0.15329999999999999" table:style-name="ce9">
            <text:p>1,53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6060000000000004E-4" table:style-name="ce9">
            <text:p>9,6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7620000000000005" table:style-name="ce9">
            <text:p>8,76E+00</text:p>
          </table:table-cell>
          <table:table-cell office:value-type="string" table:style-name="ce1">
            <text:p>seconds to run (single core)All is well!./incOrderRow3 Starting...Using Device 0: GeForce GTX 1660 TiTotal data size: 4194304The initialization of host data took 1.100e-02 secondsThe transfer of 4194304 bytes from the host to the device took</text:p>
          </table:table-cell>
          <table:table-cell office:value-type="float" office:value="2.8229999999999998E-4" table:style-name="ce9">
            <text:p>2,8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28,1,1), (8,1,1)&gt;&gt;&gt; took</text:p>
          </table:table-cell>
          <table:table-cell office:value-type="float" office:value="0.154" table:style-name="ce9">
            <text:p>1,54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6920000000000003E-4" table:style-name="ce9">
            <text:p>9,69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0329999999999995" table:style-name="ce9">
            <text:p>9,03E+00</text:p>
          </table:table-cell>
          <table:table-cell office:value-type="string" table:style-name="ce1">
            <text:p>seconds to run (single core)All is well!./incOrderRow3 Starting...Using Device 0: GeForce GTX 1660 TiTotal data size: 4194304The initialization of host data took 1.054e-02 secondsThe transfer of 4194304 bytes from the host to the device took</text:p>
          </table:table-cell>
          <table:table-cell office:value-type="float" office:value="2.8059999999999999E-4" table:style-name="ce9">
            <text:p>2,8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28,1,1), (8,1,1)&gt;&gt;&gt; took</text:p>
          </table:table-cell>
          <table:table-cell office:value-type="float" office:value="0.1532" table:style-name="ce9">
            <text:p>1,53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4450000000000003E-4" table:style-name="ce9">
            <text:p>9,45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657" table:style-name="ce9">
            <text:p>8,66E+00</text:p>
          </table:table-cell>
          <table:table-cell office:value-type="string" table:style-name="ce1">
            <text:p>seconds to run (single core)All is well!./incOrderRow3 Starting...Using Device 0: GeForce GTX 1660 TiTotal data size: 4194304The initialization of host data took 1.851e-02 secondsThe transfer of 4194304 bytes from the host to the device took</text:p>
          </table:table-cell>
          <table:table-cell office:value-type="float" office:value="2.8479999999999998E-4" table:style-name="ce9">
            <text:p>2,85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28,1,1), (8,1,1)&gt;&gt;&gt; took</text:p>
          </table:table-cell>
          <table:table-cell office:value-type="float" office:value="0.1517" table:style-name="ce9">
            <text:p>1,52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1.003E-3" table:style-name="ce9">
            <text:p>1,00E-03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1080000000000005" table:style-name="ce9">
            <text:p>9,11E+00</text:p>
          </table:table-cell>
          <table:table-cell office:value-type="string" table:style-name="ce1">
            <text:p>seconds to run (single core)All is well!./incOrderRow3 Starting...Using Device 0: GeForce GTX 1660 TiTotal data size: 4194304The initialization of host data took 1.073e-02 secondsThe transfer of 4194304 bytes from the host to the device took</text:p>
          </table:table-cell>
          <table:table-cell office:value-type="float" office:value="2.8069999999999999E-4" table:style-name="ce9">
            <text:p>2,8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28,1,1), (8,1,1)&gt;&gt;&gt; took</text:p>
          </table:table-cell>
          <table:table-cell office:value-type="float" office:value="0.15529999999999999" table:style-name="ce9">
            <text:p>1,55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4859999999999996E-4" table:style-name="ce9">
            <text:p>9,49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7260000000000009" table:style-name="ce9">
            <text:p>8,73E+00</text:p>
          </table:table-cell>
          <table:table-cell office:value-type="string" table:style-name="ce1">
            <text:p>seconds to run (single core)All is well!</text:p>
          </table:table-cell>
          <table:table-cell table:number-columns-repeated="2" table:style-name="ce1"/>
          <table:table-cell office:value-type="string" table:style-name="ce8">
            <text:p>2⁷</text:p>
          </table:table-cell>
          <table:table-cell office:value-type="float" office:value="0" table:style-name="ce10">
            <text:p>0</text:p>
          </table:table-cell>
          <table:table-cell office:value-type="string" table:style-name="ce8">
            <text:p>2³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&lt;&lt;&lt;(128,1,1), (8,1,1)&gt;&gt;&gt;</text:p>
          </table:table-cell>
          <table:table-cell office:value-type="float" office:value="0.15454370000000001" table:formula="of:=[.B7]+[.E7]+[.G7]" table:style-name="ce11">
            <text:p>1,55E-01</text:p>
          </table:table-cell>
          <table:table-cell office:value-type="float" office:value="0.15525150000000001" table:formula="of:=[.L7]+[.O7]+[.Q7]" table:style-name="ce11">
            <text:p>1,55E-01</text:p>
          </table:table-cell>
          <table:table-cell office:value-type="float" office:value="0.15442509999999998" table:formula="of:=[.V7]+[.Y7]+[.AA7]" table:style-name="ce11">
            <text:p>1,54E-01</text:p>
          </table:table-cell>
          <table:table-cell office:value-type="float" office:value="0.15298780000000001" table:formula="of:=[.AF7]+[.AI7]+[.AK7]" table:style-name="ce11">
            <text:p>1,53E-01</text:p>
          </table:table-cell>
          <table:table-cell office:value-type="float" office:value="0.15652929999999998" table:formula="of:=[.AP7]+[.AS7]+[.AU7]" table:style-name="ce11">
            <text:p>1,57E-01</text:p>
          </table:table-cell>
          <table:table-cell office:value-type="float" office:value="0.15474747999999999" table:formula="of:=AVERAGE([.$BG7:.$BK7])" table:style-name="ce11">
            <text:p>1,55E-01</text:p>
          </table:table-cell>
          <table:table-cell office:value-type="float" office:value="1.1550625548428046E-3" table:formula="of:=STDEV([.$BG7:.$BL7])" table:style-name="ce11">
            <text:p>1,16E-03</text:p>
          </table:table-cell>
          <table:table-cell office:value-type="percentage" office:value="7.464176830813689E-3" table:formula="of:=[.BM7]/[.BL7]" table:style-name="ce12">
            <text:p>0,75%</text:p>
          </table:table-cell>
          <table:table-cell office:value-type="float" office:value="2.9482045000000002E-2" table:formula="of:=[.BO6]/2" table:style-name="ce11">
            <text:p>2,95E-02</text:p>
          </table:table-cell>
          <table:table-cell table:style-name="ce1"/>
          <table:table-cell office:value-type="float" office:value="8.7620000000000005" table:formula="of:=[.J7]" table:style-name="ce11">
            <text:p>8,76E+00</text:p>
          </table:table-cell>
          <table:table-cell office:value-type="float" office:value="9.0329999999999995" table:formula="of:=[.T7]" table:style-name="ce11">
            <text:p>9,03E+00</text:p>
          </table:table-cell>
          <table:table-cell office:value-type="float" office:value="8.657" table:formula="of:=[.AD7]" table:style-name="ce11">
            <text:p>8,66E+00</text:p>
          </table:table-cell>
          <table:table-cell office:value-type="float" office:value="9.1080000000000005" table:formula="of:=[.AN7]" table:style-name="ce11">
            <text:p>9,11E+00</text:p>
          </table:table-cell>
          <table:table-cell office:value-type="float" office:value="8.7260000000000009" table:formula="of:=[.AX7]" table:style-name="ce11">
            <text:p>8,73E+00</text:p>
          </table:table-cell>
          <table:table-cell office:value-type="float" office:value="8.8572000000000006" table:formula="of:=AVERAGE([.$BQ7:.$BU7])" table:style-name="ce11">
            <text:p>8,86E+00</text:p>
          </table:table-cell>
          <table:table-cell office:value-type="float" office:value="0.20010172413050303" table:formula="of:=STDEV([.$BQ7:.$BU7])" table:style-name="ce11">
            <text:p>2,00E-01</text:p>
          </table:table-cell>
          <table:table-cell office:value-type="percentage" office:value="2.2591984389028475E-2" table:formula="of:=[.BW7]/[.BV7]" table:style-name="ce12">
            <text:p>2,26%</text:p>
          </table:table-cell>
          <table:table-cell table:number-columns-repeated="16308" table:style-name="ce1"/>
        </table:table-row>
        <table:table-row table:style-name="ro1">
          <table:table-cell office:value-type="string" table:style-name="ce1">
            <text:p>./incOrderRow4 Starting...Using Device 0: GeForce GTX 1660 TiTotal data size: 4194304The initialization of host data took 1.061e-02 secondsThe transfer of 4194304 bytes from the host to the device took</text:p>
          </table:table-cell>
          <table:table-cell office:value-type="float" office:value="2.8059999999999999E-4" table:style-name="ce9">
            <text:p>2,8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64,1,1), (16,1,1)&gt;&gt;&gt; took</text:p>
          </table:table-cell>
          <table:table-cell office:value-type="float" office:value="0.1525" table:style-name="ce9">
            <text:p>1,53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4709999999999998E-4" table:style-name="ce9">
            <text:p>9,47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7029999999999994" table:style-name="ce9">
            <text:p>8,70E+00</text:p>
          </table:table-cell>
          <table:table-cell office:value-type="string" table:style-name="ce1">
            <text:p>seconds to run (single core)All is well!./incOrderRow4 Starting...Using Device 0: GeForce GTX 1660 TiTotal data size: 4194304The initialization of host data took 1.101e-02 secondsThe transfer of 4194304 bytes from the host to the device took</text:p>
          </table:table-cell>
          <table:table-cell office:value-type="float" office:value="2.8140000000000001E-4" table:style-name="ce9">
            <text:p>2,8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64,1,1), (16,1,1)&gt;&gt;&gt; took</text:p>
          </table:table-cell>
          <table:table-cell office:value-type="float" office:value="0.1532" table:style-name="ce9">
            <text:p>1,53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7210000000000005E-4" table:style-name="ce9">
            <text:p>9,7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0719999999999992" table:style-name="ce9">
            <text:p>9,07E+00</text:p>
          </table:table-cell>
          <table:table-cell office:value-type="string" table:style-name="ce1">
            <text:p>seconds to run (single core)All is well!./incOrderRow4 Starting...Using Device 0: GeForce GTX 1660 TiTotal data size: 4194304The initialization of host data took 1.052e-02 secondsThe transfer of 4194304 bytes from the host to the device took</text:p>
          </table:table-cell>
          <table:table-cell office:value-type="float" office:value="2.7970000000000002E-4" table:style-name="ce9">
            <text:p>2,80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64,1,1), (16,1,1)&gt;&gt;&gt; took</text:p>
          </table:table-cell>
          <table:table-cell office:value-type="float" office:value="0.1527" table:style-name="ce9">
            <text:p>1,53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5989999999999997E-4" table:style-name="ce9">
            <text:p>9,60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7360000000000007" table:style-name="ce9">
            <text:p>8,74E+00</text:p>
          </table:table-cell>
          <table:table-cell office:value-type="string" table:style-name="ce1">
            <text:p>seconds to run (single core)All is well!./incOrderRow4 Starting...Using Device 0: GeForce GTX 1660 TiTotal data size: 4194304The initialization of host data took 1.067e-02 secondsThe transfer of 4194304 bytes from the host to the device took</text:p>
          </table:table-cell>
          <table:table-cell office:value-type="float" office:value="2.811E-4" table:style-name="ce9">
            <text:p>2,8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64,1,1), (16,1,1)&gt;&gt;&gt; took</text:p>
          </table:table-cell>
          <table:table-cell office:value-type="float" office:value="0.15279999999999999" table:style-name="ce9">
            <text:p>1,53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5120000000000003E-4" table:style-name="ce9">
            <text:p>9,5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8859999999999992" table:style-name="ce9">
            <text:p>8,89E+00</text:p>
          </table:table-cell>
          <table:table-cell office:value-type="string" table:style-name="ce1">
            <text:p>seconds to run (single core)All is well!./incOrderRow4 Starting...Using Device 0: GeForce GTX 1660 TiTotal data size: 4194304The initialization of host data took 1.097e-02 secondsThe transfer of 4194304 bytes from the host to the device took</text:p>
          </table:table-cell>
          <table:table-cell office:value-type="float" office:value="2.8380000000000001E-4" table:style-name="ce9">
            <text:p>2,84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64,1,1), (16,1,1)&gt;&gt;&gt; took</text:p>
          </table:table-cell>
          <table:table-cell office:value-type="float" office:value="0.152" table:style-name="ce9">
            <text:p>1,52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7999999999999997E-4" table:style-name="ce9">
            <text:p>9,80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0030000000000001" table:style-name="ce9">
            <text:p>9,00E+00</text:p>
          </table:table-cell>
          <table:table-cell office:value-type="string" table:style-name="ce1">
            <text:p>seconds to run (single core)All is well!</text:p>
          </table:table-cell>
          <table:table-cell table:number-columns-repeated="2" table:style-name="ce1"/>
          <table:table-cell office:value-type="string" table:style-name="ce8">
            <text:p>2⁶</text:p>
          </table:table-cell>
          <table:table-cell office:value-type="float" office:value="0" table:style-name="ce10">
            <text:p>0</text:p>
          </table:table-cell>
          <table:table-cell office:value-type="string" table:style-name="ce8">
            <text:p>2⁴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&lt;&lt;&lt;(64,1,1), (16,1,1)&gt;&gt;&gt;</text:p>
          </table:table-cell>
          <table:table-cell office:value-type="float" office:value="0.15372769999999999" table:formula="of:=[.B8]+[.E8]+[.G8]" table:style-name="ce11">
            <text:p>1,54E-01</text:p>
          </table:table-cell>
          <table:table-cell office:value-type="float" office:value="0.15445349999999999" table:formula="of:=[.L8]+[.O8]+[.Q8]" table:style-name="ce11">
            <text:p>1,54E-01</text:p>
          </table:table-cell>
          <table:table-cell office:value-type="float" office:value="0.15393960000000001" table:formula="of:=[.V8]+[.Y8]+[.AA8]" table:style-name="ce11">
            <text:p>1,54E-01</text:p>
          </table:table-cell>
          <table:table-cell office:value-type="float" office:value="0.15403230000000001" table:formula="of:=[.AF8]+[.AI8]+[.AK8]" table:style-name="ce11">
            <text:p>1,54E-01</text:p>
          </table:table-cell>
          <table:table-cell office:value-type="float" office:value="0.15326380000000001" table:formula="of:=[.AP8]+[.AS8]+[.AU8]" table:style-name="ce11">
            <text:p>1,53E-01</text:p>
          </table:table-cell>
          <table:table-cell office:value-type="float" office:value="0.15388337999999999" table:formula="of:=AVERAGE([.$BG8:.$BK8])" table:style-name="ce11">
            <text:p>1,54E-01</text:p>
          </table:table-cell>
          <table:table-cell office:value-type="float" office:value="3.8948435347263739E-4" table:formula="of:=STDEV([.$BG8:.$BL8])" table:style-name="ce11">
            <text:p>3,89E-04</text:p>
          </table:table-cell>
          <table:table-cell office:value-type="percentage" office:value="2.5310358628244157E-3" table:formula="of:=[.BM8]/[.BL8]" table:style-name="ce12">
            <text:p>0,25%</text:p>
          </table:table-cell>
          <table:table-cell office:value-type="float" office:value="1.4741022500000001E-2" table:formula="of:=[.BO7]/2" table:style-name="ce11">
            <text:p>1,47E-02</text:p>
          </table:table-cell>
          <table:table-cell table:style-name="ce1"/>
          <table:table-cell office:value-type="float" office:value="8.7029999999999994" table:formula="of:=[.J8]" table:style-name="ce11">
            <text:p>8,70E+00</text:p>
          </table:table-cell>
          <table:table-cell office:value-type="float" office:value="9.0719999999999992" table:formula="of:=[.T8]" table:style-name="ce11">
            <text:p>9,07E+00</text:p>
          </table:table-cell>
          <table:table-cell office:value-type="float" office:value="8.7360000000000007" table:formula="of:=[.AD8]" table:style-name="ce11">
            <text:p>8,74E+00</text:p>
          </table:table-cell>
          <table:table-cell office:value-type="float" office:value="8.8859999999999992" table:formula="of:=[.AN8]" table:style-name="ce11">
            <text:p>8,89E+00</text:p>
          </table:table-cell>
          <table:table-cell office:value-type="float" office:value="9.0030000000000001" table:formula="of:=[.AX8]" table:style-name="ce11">
            <text:p>9,00E+00</text:p>
          </table:table-cell>
          <table:table-cell office:value-type="float" office:value="8.879999999999999" table:formula="of:=AVERAGE([.$BQ8:.$BU8])" table:style-name="ce11">
            <text:p>8,88E+00</text:p>
          </table:table-cell>
          <table:table-cell office:value-type="float" office:value="0.16131800891406989" table:formula="of:=STDEV([.$BQ8:.$BU8])" table:style-name="ce11">
            <text:p>1,61E-01</text:p>
          </table:table-cell>
          <table:table-cell office:value-type="percentage" office:value="1.8166442445278142E-2" table:formula="of:=[.BW8]/[.BV8]" table:style-name="ce12">
            <text:p>1,82%</text:p>
          </table:table-cell>
          <table:table-cell table:number-columns-repeated="16308" table:style-name="ce1"/>
        </table:table-row>
        <table:table-row table:style-name="ro1">
          <table:table-cell office:value-type="string" table:style-name="ce1">
            <text:p>./incOrderRow5 Starting...Using Device 0: GeForce GTX 1660 TiTotal data size: 4194304The initialization of host data took 1.055e-02 secondsThe transfer of 4194304 bytes from the host to the device took</text:p>
          </table:table-cell>
          <table:table-cell office:value-type="float" office:value="2.7930000000000001E-4" table:style-name="ce9">
            <text:p>2,79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32,1,1), (32,1,1)&gt;&gt;&gt; took</text:p>
          </table:table-cell>
          <table:table-cell office:value-type="float" office:value="0.14280000000000001" table:style-name="ce9">
            <text:p>1,43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5529999999999996E-4" table:style-name="ce9">
            <text:p>9,55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7940000000000005" table:style-name="ce9">
            <text:p>8,79E+00</text:p>
          </table:table-cell>
          <table:table-cell office:value-type="string" table:style-name="ce1">
            <text:p>seconds to run (single core)All is well!./incOrderRow5 Starting...Using Device 0: GeForce GTX 1660 TiTotal data size: 4194304The initialization of host data took 1.817e-02 secondsThe transfer of 4194304 bytes from the host to the device took</text:p>
          </table:table-cell>
          <table:table-cell office:value-type="float" office:value="2.8289999999999999E-4" table:style-name="ce9">
            <text:p>2,8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32,1,1), (32,1,1)&gt;&gt;&gt; took</text:p>
          </table:table-cell>
          <table:table-cell office:value-type="float" office:value="0.1431" table:style-name="ce9">
            <text:p>1,43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9189999999999999E-4" table:style-name="ce9">
            <text:p>9,9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9529999999999994" table:style-name="ce9">
            <text:p>8,95E+00</text:p>
          </table:table-cell>
          <table:table-cell office:value-type="string" table:style-name="ce1">
            <text:p>seconds to run (single core)All is well!./incOrderRow5 Starting...Using Device 0: GeForce GTX 1660 TiTotal data size: 4194304The initialization of host data took 1.880e-02 secondsThe transfer of 4194304 bytes from the host to the device took</text:p>
          </table:table-cell>
          <table:table-cell office:value-type="float" office:value="2.854E-4" table:style-name="ce9">
            <text:p>2,85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32,1,1), (32,1,1)&gt;&gt;&gt; took</text:p>
          </table:table-cell>
          <table:table-cell office:value-type="float" office:value="0.14000000000000001" table:style-name="ce9">
            <text:p>1,40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771999999999999E-4" table:style-name="ce9">
            <text:p>9,77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7230000000000008" table:style-name="ce9">
            <text:p>8,72E+00</text:p>
          </table:table-cell>
          <table:table-cell office:value-type="string" table:style-name="ce1">
            <text:p>seconds to run (single core)All is well!./incOrderRow5 Starting...Using Device 0: GeForce GTX 1660 TiTotal data size: 4194304The initialization of host data took 1.063e-02 secondsThe transfer of 4194304 bytes from the host to the device took</text:p>
          </table:table-cell>
          <table:table-cell office:value-type="float" office:value="2.8289999999999999E-4" table:style-name="ce9">
            <text:p>2,8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32,1,1), (32,1,1)&gt;&gt;&gt; took</text:p>
          </table:table-cell>
          <table:table-cell office:value-type="float" office:value="0.14219999999999999" table:style-name="ce9">
            <text:p>1,42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5660000000000005E-4" table:style-name="ce9">
            <text:p>9,57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9280000000000008" table:style-name="ce9">
            <text:p>8,93E+00</text:p>
          </table:table-cell>
          <table:table-cell office:value-type="string" table:style-name="ce1">
            <text:p>seconds to run (single core)All is well!./incOrderRow5 Starting...Using Device 0: GeForce GTX 1660 TiTotal data size: 4194304The initialization of host data took 1.856e-02 secondsThe transfer of 4194304 bytes from the host to the device took</text:p>
          </table:table-cell>
          <table:table-cell office:value-type="float" office:value="3.1199999999999999E-4" table:style-name="ce9">
            <text:p>3,1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32,1,1), (32,1,1)&gt;&gt;&gt; took</text:p>
          </table:table-cell>
          <table:table-cell office:value-type="float" office:value="0.1404" table:style-name="ce9">
            <text:p>1,40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1.3129999999999999E-3" table:style-name="ce9">
            <text:p>1,31E-03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17" table:style-name="ce9">
            <text:p>9,17E+00</text:p>
          </table:table-cell>
          <table:table-cell office:value-type="string" table:style-name="ce1">
            <text:p>seconds to run (single core)All is well!</text:p>
          </table:table-cell>
          <table:table-cell table:number-columns-repeated="2" table:style-name="ce1"/>
          <table:table-cell office:value-type="string" table:style-name="ce13">
            <text:p>2⁵</text:p>
          </table:table-cell>
          <table:table-cell office:value-type="float" office:value="0" table:style-name="ce14">
            <text:p>0</text:p>
          </table:table-cell>
          <table:table-cell office:value-type="string" table:style-name="ce13">
            <text:p>2⁵</text:p>
          </table:table-cell>
          <table:table-cell office:value-type="float" office:value="0" table:style-name="ce14">
            <text:p>0</text:p>
          </table:table-cell>
          <table:table-cell office:value-type="string" table:style-name="ce14">
            <text:p>&lt;&lt;&lt;(32,1,1), (32,1,1)&gt;&gt;&gt;</text:p>
          </table:table-cell>
          <table:table-cell office:value-type="float" office:value="0.14403460000000001" table:formula="of:=[.B9]+[.E9]+[.G9]" table:style-name="ce15">
            <text:p>1,44E-01</text:p>
          </table:table-cell>
          <table:table-cell office:value-type="float" office:value="0.1443748" table:formula="of:=[.L9]+[.O9]+[.Q9]" table:style-name="ce15">
            <text:p>1,44E-01</text:p>
          </table:table-cell>
          <table:table-cell office:value-type="float" office:value="0.14126260000000002" table:formula="of:=[.V9]+[.Y9]+[.AA9]" table:style-name="ce15">
            <text:p>1,41E-01</text:p>
          </table:table-cell>
          <table:table-cell office:value-type="float" office:value="0.1434395" table:formula="of:=[.AF9]+[.AI9]+[.AK9]" table:style-name="ce15">
            <text:p>1,43E-01</text:p>
          </table:table-cell>
          <table:table-cell office:value-type="float" office:value="0.14202500000000001" table:formula="of:=[.AP9]+[.AS9]+[.AU9]" table:style-name="ce15">
            <text:p>1,42E-01</text:p>
          </table:table-cell>
          <table:table-cell office:value-type="float" office:value="0.14302730000000002" table:formula="of:=AVERAGE([.$BG9:.$BK9])" table:style-name="ce15">
            <text:p>1,43E-01</text:p>
          </table:table-cell>
          <table:table-cell office:value-type="float" office:value="1.1932384304907328E-3" table:formula="of:=STDEV([.$BG9:.$BL9])" table:style-name="ce15">
            <text:p>1,19E-03</text:p>
          </table:table-cell>
          <table:table-cell office:value-type="percentage" office:value="8.342731985367358E-3" table:formula="of:=[.BM9]/[.BL9]" table:style-name="ce16">
            <text:p>0,83%</text:p>
          </table:table-cell>
          <table:table-cell office:value-type="float" office:value="7.3705112500000005E-3" table:formula="of:=[.BO8]/2" table:style-name="ce15">
            <text:p>7,37E-03</text:p>
          </table:table-cell>
          <table:table-cell table:style-name="ce1"/>
          <table:table-cell office:value-type="float" office:value="8.7940000000000005" table:formula="of:=[.J9]" table:style-name="ce11">
            <text:p>8,79E+00</text:p>
          </table:table-cell>
          <table:table-cell office:value-type="float" office:value="8.9529999999999994" table:formula="of:=[.T9]" table:style-name="ce11">
            <text:p>8,95E+00</text:p>
          </table:table-cell>
          <table:table-cell office:value-type="float" office:value="8.7230000000000008" table:formula="of:=[.AD9]" table:style-name="ce11">
            <text:p>8,72E+00</text:p>
          </table:table-cell>
          <table:table-cell office:value-type="float" office:value="8.9280000000000008" table:formula="of:=[.AN9]" table:style-name="ce11">
            <text:p>8,93E+00</text:p>
          </table:table-cell>
          <table:table-cell office:value-type="float" office:value="9.17" table:formula="of:=[.AX9]" table:style-name="ce11">
            <text:p>9,17E+00</text:p>
          </table:table-cell>
          <table:table-cell office:value-type="float" office:value="8.9135999999999989" table:formula="of:=AVERAGE([.$BQ9:.$BU9])" table:style-name="ce11">
            <text:p>8,91E+00</text:p>
          </table:table-cell>
          <table:table-cell office:value-type="float" office:value="0.17185255307966735" table:formula="of:=STDEV([.$BQ9:.$BU9])" table:style-name="ce11">
            <text:p>1,72E-01</text:p>
          </table:table-cell>
          <table:table-cell office:value-type="percentage" office:value="1.9279814337604041E-2" table:formula="of:=[.BW9]/[.BV9]" table:style-name="ce12">
            <text:p>1,93%</text:p>
          </table:table-cell>
          <table:table-cell table:number-columns-repeated="16308" table:style-name="ce1"/>
        </table:table-row>
        <table:table-row table:style-name="ro1">
          <table:table-cell office:value-type="string" table:style-name="ce1">
            <text:p>./incOrderRow6 Starting...Using Device 0: GeForce GTX 1660 TiTotal data size: 4194304The initialization of host data took 1.094e-02 secondsThe transfer of 4194304 bytes from the host to the device took</text:p>
          </table:table-cell>
          <table:table-cell office:value-type="float" office:value="2.8150000000000001E-4" table:style-name="ce9">
            <text:p>2,8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6,1,1), (64,1,1)&gt;&gt;&gt; took</text:p>
          </table:table-cell>
          <table:table-cell office:value-type="float" office:value="0.1487" table:style-name="ce9">
            <text:p>1,49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8639999999999991E-4" table:style-name="ce9">
            <text:p>9,86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8770000000000007" table:style-name="ce9">
            <text:p>8,88E+00</text:p>
          </table:table-cell>
          <table:table-cell office:value-type="string" table:style-name="ce1">
            <text:p>seconds to run (single core)All is well!./incOrderRow6 Starting...Using Device 0: GeForce GTX 1660 TiTotal data size: 4194304The initialization of host data took 1.106e-02 secondsThe transfer of 4194304 bytes from the host to the device took</text:p>
          </table:table-cell>
          <table:table-cell office:value-type="float" office:value="2.8430000000000003E-4" table:style-name="ce9">
            <text:p>2,84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6,1,1), (64,1,1)&gt;&gt;&gt; took</text:p>
          </table:table-cell>
          <table:table-cell office:value-type="float" office:value="0.14779999999999999" table:style-name="ce9">
            <text:p>1,48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6590000000000001E-4" table:style-name="ce9">
            <text:p>9,66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968" table:style-name="ce9">
            <text:p>8,97E+00</text:p>
          </table:table-cell>
          <table:table-cell office:value-type="string" table:style-name="ce1">
            <text:p>seconds to run (single core)All is well!./incOrderRow6 Starting...Using Device 0: GeForce GTX 1660 TiTotal data size: 4194304The initialization of host data took 1.107e-02 secondsThe transfer of 4194304 bytes from the host to the device took</text:p>
          </table:table-cell>
          <table:table-cell office:value-type="float" office:value="2.8180000000000002E-4" table:style-name="ce9">
            <text:p>2,8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6,1,1), (64,1,1)&gt;&gt;&gt; took</text:p>
          </table:table-cell>
          <table:table-cell office:value-type="float" office:value="0.14680000000000001" table:style-name="ce9">
            <text:p>1,47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6270000000000004E-4" table:style-name="ce9">
            <text:p>9,6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1010000000000009" table:style-name="ce9">
            <text:p>9,10E+00</text:p>
          </table:table-cell>
          <table:table-cell office:value-type="string" table:style-name="ce1">
            <text:p>seconds to run (single core)All is well!./incOrderRow6 Starting...Using Device 0: GeForce GTX 1660 TiTotal data size: 4194304The initialization of host data took 1.058e-02 secondsThe transfer of 4194304 bytes from the host to the device took</text:p>
          </table:table-cell>
          <table:table-cell office:value-type="float" office:value="2.8289999999999999E-4" table:style-name="ce9">
            <text:p>2,8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6,1,1), (64,1,1)&gt;&gt;&gt; took</text:p>
          </table:table-cell>
          <table:table-cell office:value-type="float" office:value="0.14729999999999999" table:style-name="ce9">
            <text:p>1,47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5049999999999996E-4" table:style-name="ce9">
            <text:p>9,5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8119999999999994" table:style-name="ce9">
            <text:p>8,81E+00</text:p>
          </table:table-cell>
          <table:table-cell office:value-type="string" table:style-name="ce1">
            <text:p>seconds to run (single core)All is well!./incOrderRow6 Starting...Using Device 0: GeForce GTX 1660 TiTotal data size: 4194304The initialization of host data took 1.096e-02 secondsThe transfer of 4194304 bytes from the host to the device took</text:p>
          </table:table-cell>
          <table:table-cell office:value-type="float" office:value="2.8279999999999999E-4" table:style-name="ce9">
            <text:p>2,8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6,1,1), (64,1,1)&gt;&gt;&gt; took</text:p>
          </table:table-cell>
          <table:table-cell office:value-type="float" office:value="0.1469" table:style-name="ce9">
            <text:p>1,47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6020000000000003E-4" table:style-name="ce9">
            <text:p>9,60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9559999999999995" table:style-name="ce9">
            <text:p>8,96E+00</text:p>
          </table:table-cell>
          <table:table-cell office:value-type="string" table:style-name="ce1">
            <text:p>seconds to run (single core)All is well!</text:p>
          </table:table-cell>
          <table:table-cell table:number-columns-repeated="2" table:style-name="ce1"/>
          <table:table-cell office:value-type="string" table:style-name="ce8">
            <text:p>2⁴</text:p>
          </table:table-cell>
          <table:table-cell office:value-type="float" office:value="0" table:style-name="ce10">
            <text:p>0</text:p>
          </table:table-cell>
          <table:table-cell office:value-type="string" table:style-name="ce8">
            <text:p>2⁶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&lt;&lt;&lt;(16,1,1), (64,1,1)&gt;&gt;&gt;</text:p>
          </table:table-cell>
          <table:table-cell office:value-type="float" office:value="0.14996789999999999" table:formula="of:=[.B10]+[.E10]+[.G10]" table:style-name="ce11">
            <text:p>1,50E-01</text:p>
          </table:table-cell>
          <table:table-cell office:value-type="float" office:value="0.14905019999999997" table:formula="of:=[.L10]+[.O10]+[.Q10]" table:style-name="ce11">
            <text:p>1,49E-01</text:p>
          </table:table-cell>
          <table:table-cell office:value-type="float" office:value="0.14804450000000002" table:formula="of:=[.V10]+[.Y10]+[.AA10]" table:style-name="ce11">
            <text:p>1,48E-01</text:p>
          </table:table-cell>
          <table:table-cell office:value-type="float" office:value="0.14853339999999998" table:formula="of:=[.AF10]+[.AI10]+[.AK10]" table:style-name="ce11">
            <text:p>1,49E-01</text:p>
          </table:table-cell>
          <table:table-cell office:value-type="float" office:value="0.148143" table:formula="of:=[.AP10]+[.AS10]+[.AU10]" table:style-name="ce11">
            <text:p>1,48E-01</text:p>
          </table:table-cell>
          <table:table-cell office:value-type="float" office:value="0.14874780000000001" table:formula="of:=AVERAGE([.$BG10:.$BK10])" table:style-name="ce11">
            <text:p>1,49E-01</text:p>
          </table:table-cell>
          <table:table-cell office:value-type="float" office:value="7.0519090464922008E-4" table:formula="of:=STDEV([.$BG10:.$BL10])" table:style-name="ce11">
            <text:p>7,05E-04</text:p>
          </table:table-cell>
          <table:table-cell office:value-type="percentage" office:value="4.7408493076819963E-3" table:formula="of:=[.BM10]/[.BL10]" table:style-name="ce12">
            <text:p>0,47%</text:p>
          </table:table-cell>
          <table:table-cell office:value-type="float" office:value="7.3705112500000005E-3" table:formula="of:=[.BO9]" table:style-name="ce11">
            <text:p>7,37E-03</text:p>
          </table:table-cell>
          <table:table-cell table:style-name="ce1"/>
          <table:table-cell office:value-type="float" office:value="8.8770000000000007" table:formula="of:=[.J10]" table:style-name="ce11">
            <text:p>8,88E+00</text:p>
          </table:table-cell>
          <table:table-cell office:value-type="float" office:value="8.968" table:formula="of:=[.T10]" table:style-name="ce11">
            <text:p>8,97E+00</text:p>
          </table:table-cell>
          <table:table-cell office:value-type="float" office:value="9.1010000000000009" table:formula="of:=[.AD10]" table:style-name="ce11">
            <text:p>9,10E+00</text:p>
          </table:table-cell>
          <table:table-cell office:value-type="float" office:value="8.8119999999999994" table:formula="of:=[.AN10]" table:style-name="ce11">
            <text:p>8,81E+00</text:p>
          </table:table-cell>
          <table:table-cell office:value-type="float" office:value="8.9559999999999995" table:formula="of:=[.AX10]" table:style-name="ce11">
            <text:p>8,96E+00</text:p>
          </table:table-cell>
          <table:table-cell office:value-type="float" office:value="8.9428000000000001" table:formula="of:=AVERAGE([.$BQ10:.$BU10])" table:style-name="ce11">
            <text:p>8,94E+00</text:p>
          </table:table-cell>
          <table:table-cell office:value-type="float" office:value="0.10871384456452675" table:formula="of:=STDEV([.$BQ10:.$BU10])" table:style-name="ce11">
            <text:p>1,09E-01</text:p>
          </table:table-cell>
          <table:table-cell office:value-type="percentage" office:value="1.2156577868735379E-2" table:formula="of:=[.BW10]/[.BV10]" table:style-name="ce12">
            <text:p>1,22%</text:p>
          </table:table-cell>
          <table:table-cell table:number-columns-repeated="16308" table:style-name="ce1"/>
        </table:table-row>
        <table:table-row table:style-name="ro1">
          <table:table-cell office:value-type="string" table:style-name="ce1">
            <text:p>./incOrderRow7 Starting...Using Device 0: GeForce GTX 1660 TiTotal data size: 4194304The initialization of host data took 1.058e-02 secondsThe transfer of 4194304 bytes from the host to the device took</text:p>
          </table:table-cell>
          <table:table-cell office:value-type="float" office:value="2.832E-4" table:style-name="ce9">
            <text:p>2,8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8,1,1), (128,1,1)&gt;&gt;&gt; took</text:p>
          </table:table-cell>
          <table:table-cell office:value-type="float" office:value="0.15110000000000001" table:style-name="ce9">
            <text:p>1,51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5029999999999995E-4" table:style-name="ce9">
            <text:p>9,50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6790000000000003" table:style-name="ce9">
            <text:p>8,68E+00</text:p>
          </table:table-cell>
          <table:table-cell office:value-type="string" table:style-name="ce1">
            <text:p>seconds to run (single core)All is well!./incOrderRow7 Starting...Using Device 0: GeForce GTX 1660 TiTotal data size: 4194304The initialization of host data took 1.836e-02 secondsThe transfer of 4194304 bytes from the host to the device took</text:p>
          </table:table-cell>
          <table:table-cell office:value-type="float" office:value="2.8180000000000002E-4" table:style-name="ce9">
            <text:p>2,8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8,1,1), (128,1,1)&gt;&gt;&gt; took</text:p>
          </table:table-cell>
          <table:table-cell office:value-type="float" office:value="0.14990000000000001" table:style-name="ce9">
            <text:p>1,50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9390000000000004E-4" table:style-name="ce9">
            <text:p>9,94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0749999999999993" table:style-name="ce9">
            <text:p>9,08E+00</text:p>
          </table:table-cell>
          <table:table-cell office:value-type="string" table:style-name="ce1">
            <text:p>seconds to run (single core)All is well!./incOrderRow7 Starting...Using Device 0: GeForce GTX 1660 TiTotal data size: 4194304The initialization of host data took 1.073e-02 secondsThe transfer of 4194304 bytes from the host to the device took</text:p>
          </table:table-cell>
          <table:table-cell office:value-type="float" office:value="2.8239999999999998E-4" table:style-name="ce9">
            <text:p>2,8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8,1,1), (128,1,1)&gt;&gt;&gt; took</text:p>
          </table:table-cell>
          <table:table-cell office:value-type="float" office:value="0.1542" table:style-name="ce9">
            <text:p>1,54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5719999999999996E-4" table:style-name="ce9">
            <text:p>9,57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7789999999999999" table:style-name="ce9">
            <text:p>8,78E+00</text:p>
          </table:table-cell>
          <table:table-cell office:value-type="string" table:style-name="ce1">
            <text:p>seconds to run (single core)All is well!./incOrderRow7 Starting...Using Device 0: GeForce GTX 1660 TiTotal data size: 4194304The initialization of host data took 1.111e-02 secondsThe transfer of 4194304 bytes from the host to the device took</text:p>
          </table:table-cell>
          <table:table-cell office:value-type="float" office:value="2.9260000000000001E-4" table:style-name="ce9">
            <text:p>2,9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8,1,1), (128,1,1)&gt;&gt;&gt; took</text:p>
          </table:table-cell>
          <table:table-cell office:value-type="float" office:value="0.15179999999999999" table:style-name="ce9">
            <text:p>1,52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7729999999999996E-4" table:style-name="ce9">
            <text:p>9,77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1809999999999992" table:style-name="ce9">
            <text:p>9,18E+00</text:p>
          </table:table-cell>
          <table:table-cell office:value-type="string" table:style-name="ce1">
            <text:p>seconds to run (single core)All is well!./incOrderRow7 Starting...Using Device 0: GeForce GTX 1660 TiTotal data size: 4194304The initialization of host data took 1.897e-02 secondsThe transfer of 4194304 bytes from the host to the device took</text:p>
          </table:table-cell>
          <table:table-cell office:value-type="float" office:value="2.8380000000000001E-4" table:style-name="ce9">
            <text:p>2,84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8,1,1), (128,1,1)&gt;&gt;&gt; took</text:p>
          </table:table-cell>
          <table:table-cell office:value-type="float" office:value="0.14990000000000001" table:style-name="ce9">
            <text:p>1,50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1.0039999999999999E-3" table:style-name="ce9">
            <text:p>1,00E-03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077" table:style-name="ce9">
            <text:p>9,08E+00</text:p>
          </table:table-cell>
          <table:table-cell office:value-type="string" table:style-name="ce1">
            <text:p>seconds to run (single core)All is well!</text:p>
          </table:table-cell>
          <table:table-cell table:number-columns-repeated="2" table:style-name="ce1"/>
          <table:table-cell office:value-type="string" table:style-name="ce8">
            <text:p>2³</text:p>
          </table:table-cell>
          <table:table-cell office:value-type="float" office:value="0" table:style-name="ce10">
            <text:p>0</text:p>
          </table:table-cell>
          <table:table-cell office:value-type="string" table:style-name="ce8">
            <text:p>2⁷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&lt;&lt;&lt;(8,1,1), (128,1,1)&gt;&gt;&gt;</text:p>
          </table:table-cell>
          <table:table-cell office:value-type="float" office:value="0.15233350000000001" table:formula="of:=[.B11]+[.E11]+[.G11]" table:style-name="ce11">
            <text:p>1,52E-01</text:p>
          </table:table-cell>
          <table:table-cell office:value-type="float" office:value="0.1511757" table:formula="of:=[.L11]+[.O11]+[.Q11]" table:style-name="ce11">
            <text:p>1,51E-01</text:p>
          </table:table-cell>
          <table:table-cell office:value-type="float" office:value="0.15543959999999998" table:formula="of:=[.V11]+[.Y11]+[.AA11]" table:style-name="ce11">
            <text:p>1,55E-01</text:p>
          </table:table-cell>
          <table:table-cell office:value-type="float" office:value="0.15306989999999998" table:formula="of:=[.AF11]+[.AI11]+[.AK11]" table:style-name="ce11">
            <text:p>1,53E-01</text:p>
          </table:table-cell>
          <table:table-cell office:value-type="float" office:value="0.15118780000000001" table:formula="of:=[.AP11]+[.AS11]+[.AU11]" table:style-name="ce11">
            <text:p>1,51E-01</text:p>
          </table:table-cell>
          <table:table-cell office:value-type="float" office:value="0.15264130000000001" table:formula="of:=AVERAGE([.$BG11:.$BK11])" table:style-name="ce11">
            <text:p>1,53E-01</text:p>
          </table:table-cell>
          <table:table-cell office:value-type="float" office:value="1.5728679092663735E-3" table:formula="of:=STDEV([.$BG11:.$BL11])" table:style-name="ce11">
            <text:p>1,57E-03</text:p>
          </table:table-cell>
          <table:table-cell office:value-type="percentage" office:value="1.0304340367032863E-2" table:formula="of:=[.BM11]/[.BL11]" table:style-name="ce12">
            <text:p>1,03%</text:p>
          </table:table-cell>
          <table:table-cell office:value-type="float" office:value="7.3705112500000005E-3" table:formula="of:=[.BO10]" table:style-name="ce11">
            <text:p>7,37E-03</text:p>
          </table:table-cell>
          <table:table-cell table:style-name="ce1"/>
          <table:table-cell office:value-type="float" office:value="8.6790000000000003" table:formula="of:=[.J11]" table:style-name="ce11">
            <text:p>8,68E+00</text:p>
          </table:table-cell>
          <table:table-cell office:value-type="float" office:value="9.0749999999999993" table:formula="of:=[.T11]" table:style-name="ce11">
            <text:p>9,08E+00</text:p>
          </table:table-cell>
          <table:table-cell office:value-type="float" office:value="8.7789999999999999" table:formula="of:=[.AD11]" table:style-name="ce11">
            <text:p>8,78E+00</text:p>
          </table:table-cell>
          <table:table-cell office:value-type="float" office:value="9.1809999999999992" table:formula="of:=[.AN11]" table:style-name="ce11">
            <text:p>9,18E+00</text:p>
          </table:table-cell>
          <table:table-cell office:value-type="float" office:value="9.077" table:formula="of:=[.AX11]" table:style-name="ce11">
            <text:p>9,08E+00</text:p>
          </table:table-cell>
          <table:table-cell office:value-type="float" office:value="8.9581999999999997" table:formula="of:=AVERAGE([.$BQ11:.$BU11])" table:style-name="ce11">
            <text:p>8,96E+00</text:p>
          </table:table-cell>
          <table:table-cell office:value-type="float" office:value="0.21648371763252736" table:formula="of:=STDEV([.$BQ11:.$BU11])" table:style-name="ce11">
            <text:p>2,16E-01</text:p>
          </table:table-cell>
          <table:table-cell office:value-type="percentage" office:value="2.4165983973624988E-2" table:formula="of:=[.BW11]/[.BV11]" table:style-name="ce12">
            <text:p>2,42%</text:p>
          </table:table-cell>
          <table:table-cell table:number-columns-repeated="16308" table:style-name="ce1"/>
        </table:table-row>
        <table:table-row table:style-name="ro1">
          <table:table-cell office:value-type="string" table:style-name="ce1">
            <text:p>./incOrderRow8 Starting...Using Device 0: GeForce GTX 1660 TiTotal data size: 4194304The initialization of host data took 1.103e-02 secondsThe transfer of 4194304 bytes from the host to the device took</text:p>
          </table:table-cell>
          <table:table-cell office:value-type="float" office:value="2.8699999999999998E-4" table:style-name="ce9">
            <text:p>2,87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4,1,1), (256,1,1)&gt;&gt;&gt; took</text:p>
          </table:table-cell>
          <table:table-cell office:value-type="float" office:value="0.15490000000000001" table:style-name="ce9">
            <text:p>1,55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8999999999999999E-4" table:style-name="ce9">
            <text:p>9,90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7650000000000006" table:style-name="ce9">
            <text:p>8,77E+00</text:p>
          </table:table-cell>
          <table:table-cell office:value-type="string" table:style-name="ce1">
            <text:p>seconds to run (single core)All is well!./incOrderRow8 Starting...Using Device 0: GeForce GTX 1660 TiTotal data size: 4194304The initialization of host data took 1.105e-02 secondsThe transfer of 4194304 bytes from the host to the device took</text:p>
          </table:table-cell>
          <table:table-cell office:value-type="float" office:value="2.7989999999999997E-4" table:style-name="ce9">
            <text:p>2,80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4,1,1), (256,1,1)&gt;&gt;&gt; took</text:p>
          </table:table-cell>
          <table:table-cell office:value-type="float" office:value="0.155" table:style-name="ce9">
            <text:p>1,55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6770000000000005E-4" table:style-name="ce9">
            <text:p>9,68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1310000000000002" table:style-name="ce9">
            <text:p>9,13E+00</text:p>
          </table:table-cell>
          <table:table-cell office:value-type="string" table:style-name="ce1">
            <text:p>seconds to run (single core)All is well!./incOrderRow8 Starting...Using Device 0: GeForce GTX 1660 TiTotal data size: 4194304The initialization of host data took 1.055e-02 secondsThe transfer of 4194304 bytes from the host to the device took</text:p>
          </table:table-cell>
          <table:table-cell office:value-type="float" office:value="2.8170000000000002E-4" table:style-name="ce9">
            <text:p>2,8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4,1,1), (256,1,1)&gt;&gt;&gt; took</text:p>
          </table:table-cell>
          <table:table-cell office:value-type="float" office:value="0.1552" table:style-name="ce9">
            <text:p>1,55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4879999999999997E-4" table:style-name="ce9">
            <text:p>9,49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5459999999999994" table:style-name="ce9">
            <text:p>8,55E+00</text:p>
          </table:table-cell>
          <table:table-cell office:value-type="string" table:style-name="ce1">
            <text:p>seconds to run (single core)All is well!./incOrderRow8 Starting...Using Device 0: GeForce GTX 1660 TiTotal data size: 4194304The initialization of host data took 1.102e-02 secondsThe transfer of 4194304 bytes from the host to the device took</text:p>
          </table:table-cell>
          <table:table-cell office:value-type="float" office:value="2.8029999999999998E-4" table:style-name="ce9">
            <text:p>2,80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4,1,1), (256,1,1)&gt;&gt;&gt; took</text:p>
          </table:table-cell>
          <table:table-cell office:value-type="float" office:value="0.15490000000000001" table:style-name="ce9">
            <text:p>1,55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6310000000000005E-4" table:style-name="ce9">
            <text:p>9,6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2210000000000001" table:style-name="ce9">
            <text:p>9,22E+00</text:p>
          </table:table-cell>
          <table:table-cell office:value-type="string" table:style-name="ce1">
            <text:p>seconds to run (single core)All is well!./incOrderRow8 Starting...Using Device 0: GeForce GTX 1660 TiTotal data size: 4194304The initialization of host data took 1.055e-02 secondsThe transfer of 4194304 bytes from the host to the device took</text:p>
          </table:table-cell>
          <table:table-cell office:value-type="float" office:value="2.92E-4" table:style-name="ce9">
            <text:p>2,9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4,1,1), (256,1,1)&gt;&gt;&gt; took</text:p>
          </table:table-cell>
          <table:table-cell office:value-type="float" office:value="0.15529999999999999" table:style-name="ce9">
            <text:p>1,55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4090000000000005E-4" table:style-name="ce9">
            <text:p>9,4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68" table:style-name="ce9">
            <text:p>8,68E+00</text:p>
          </table:table-cell>
          <table:table-cell office:value-type="string" table:style-name="ce1">
            <text:p>seconds to run (single core)All is well!</text:p>
          </table:table-cell>
          <table:table-cell table:number-columns-repeated="2" table:style-name="ce1"/>
          <table:table-cell office:value-type="string" table:style-name="ce8">
            <text:p>2²</text:p>
          </table:table-cell>
          <table:table-cell office:value-type="float" office:value="0" table:style-name="ce10">
            <text:p>0</text:p>
          </table:table-cell>
          <table:table-cell office:value-type="string" table:style-name="ce8">
            <text:p>2⁸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&lt;&lt;&lt;(4,1,1), (256,1,1)&gt;&gt;&gt;</text:p>
          </table:table-cell>
          <table:table-cell office:value-type="float" office:value="0.15617700000000001" table:formula="of:=[.B12]+[.E12]+[.G12]" table:style-name="ce11">
            <text:p>1,56E-01</text:p>
          </table:table-cell>
          <table:table-cell office:value-type="float" office:value="0.15624759999999999" table:formula="of:=[.L12]+[.O12]+[.Q12]" table:style-name="ce11">
            <text:p>1,56E-01</text:p>
          </table:table-cell>
          <table:table-cell office:value-type="float" office:value="0.1564305" table:formula="of:=[.V12]+[.Y12]+[.AA12]" table:style-name="ce11">
            <text:p>1,56E-01</text:p>
          </table:table-cell>
          <table:table-cell office:value-type="float" office:value="0.15614340000000002" table:formula="of:=[.AF12]+[.AI12]+[.AK12]" table:style-name="ce11">
            <text:p>1,56E-01</text:p>
          </table:table-cell>
          <table:table-cell office:value-type="float" office:value="0.15653289999999997" table:formula="of:=[.AP12]+[.AS12]+[.AU12]" table:style-name="ce11">
            <text:p>1,57E-01</text:p>
          </table:table-cell>
          <table:table-cell office:value-type="float" office:value="0.15630627999999999" table:formula="of:=AVERAGE([.$BG12:.$BK12])" table:style-name="ce11">
            <text:p>1,56E-01</text:p>
          </table:table-cell>
          <table:table-cell office:value-type="float" office:value="1.5064779321316492E-4" table:formula="of:=STDEV([.$BG12:.$BL12])" table:style-name="ce11">
            <text:p>1,51E-04</text:p>
          </table:table-cell>
          <table:table-cell office:value-type="percentage" office:value="9.6379872397426983E-4" table:formula="of:=[.BM12]/[.BL12]" table:style-name="ce12">
            <text:p>0,10%</text:p>
          </table:table-cell>
          <table:table-cell office:value-type="float" office:value="7.3705112500000005E-3" table:formula="of:=[.BO11]" table:style-name="ce11">
            <text:p>7,37E-03</text:p>
          </table:table-cell>
          <table:table-cell table:style-name="ce1"/>
          <table:table-cell office:value-type="float" office:value="8.7650000000000006" table:formula="of:=[.J12]" table:style-name="ce11">
            <text:p>8,77E+00</text:p>
          </table:table-cell>
          <table:table-cell office:value-type="float" office:value="9.1310000000000002" table:formula="of:=[.T12]" table:style-name="ce11">
            <text:p>9,13E+00</text:p>
          </table:table-cell>
          <table:table-cell office:value-type="float" office:value="8.5459999999999994" table:formula="of:=[.AD12]" table:style-name="ce11">
            <text:p>8,55E+00</text:p>
          </table:table-cell>
          <table:table-cell office:value-type="float" office:value="9.2210000000000001" table:formula="of:=[.AN12]" table:style-name="ce11">
            <text:p>9,22E+00</text:p>
          </table:table-cell>
          <table:table-cell office:value-type="float" office:value="8.68" table:formula="of:=[.AX12]" table:style-name="ce11">
            <text:p>8,68E+00</text:p>
          </table:table-cell>
          <table:table-cell office:value-type="float" office:value="8.8685999999999989" table:formula="of:=AVERAGE([.$BQ12:.$BU12])" table:style-name="ce11">
            <text:p>8,87E+00</text:p>
          </table:table-cell>
          <table:table-cell office:value-type="float" office:value="0.29300733779207672" table:formula="of:=STDEV([.$BQ12:.$BU12])" table:style-name="ce11">
            <text:p>2,93E-01</text:p>
          </table:table-cell>
          <table:table-cell office:value-type="percentage" office:value="3.3038736417481535E-2" table:formula="of:=[.BW12]/[.BV12]" table:style-name="ce12">
            <text:p>3,30%</text:p>
          </table:table-cell>
          <table:table-cell table:number-columns-repeated="16308" table:style-name="ce1"/>
        </table:table-row>
        <table:table-row table:style-name="ro1">
          <table:table-cell office:value-type="string" table:style-name="ce1">
            <text:p>./incOrderRow9 Starting...Using Device 0: GeForce GTX 1660 TiTotal data size: 4194304The initialization of host data took 1.054e-02 secondsThe transfer of 4194304 bytes from the host to the device took</text:p>
          </table:table-cell>
          <table:table-cell office:value-type="float" office:value="2.8299999999999999E-4" table:style-name="ce9">
            <text:p>2,8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2,1,1), (512,1,1)&gt;&gt;&gt; took</text:p>
          </table:table-cell>
          <table:table-cell office:value-type="float" office:value="0.16089999999999999" table:style-name="ce9">
            <text:p>1,61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4390000000000001E-4" table:style-name="ce9">
            <text:p>9,44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6769999999999996" table:style-name="ce9">
            <text:p>8,68E+00</text:p>
          </table:table-cell>
          <table:table-cell office:value-type="string" table:style-name="ce1">
            <text:p>seconds to run (single core)All is well!./incOrderRow9 Starting...Using Device 0: GeForce GTX 1660 TiTotal data size: 4194304The initialization of host data took 1.074e-02 secondsThe transfer of 4194304 bytes from the host to the device took</text:p>
          </table:table-cell>
          <table:table-cell office:value-type="float" office:value="2.8269999999999999E-4" table:style-name="ce9">
            <text:p>2,8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2,1,1), (512,1,1)&gt;&gt;&gt; took</text:p>
          </table:table-cell>
          <table:table-cell office:value-type="float" office:value="0.16270000000000001" table:style-name="ce9">
            <text:p>1,63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4180000000000002E-4" table:style-name="ce9">
            <text:p>9,4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8800000000000008" table:style-name="ce9">
            <text:p>8,88E+00</text:p>
          </table:table-cell>
          <table:table-cell office:value-type="string" table:style-name="ce1">
            <text:p>seconds to run (single core)All is well!./incOrderRow9 Starting...Using Device 0: GeForce GTX 1660 TiTotal data size: 4194304The initialization of host data took 1.055e-02 secondsThe transfer of 4194304 bytes from the host to the device took</text:p>
          </table:table-cell>
          <table:table-cell office:value-type="float" office:value="2.8160000000000001E-4" table:style-name="ce9">
            <text:p>2,8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2,1,1), (512,1,1)&gt;&gt;&gt; took</text:p>
          </table:table-cell>
          <table:table-cell office:value-type="float" office:value="0.1605" table:style-name="ce9">
            <text:p>1,61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4830000000000001E-4" table:style-name="ce9">
            <text:p>9,48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657" table:style-name="ce9">
            <text:p>8,66E+00</text:p>
          </table:table-cell>
          <table:table-cell office:value-type="string" table:style-name="ce1">
            <text:p>seconds to run (single core)All is well!./incOrderRow9 Starting...Using Device 0: GeForce GTX 1660 TiTotal data size: 4194304The initialization of host data took 1.682e-02 secondsThe transfer of 4194304 bytes from the host to the device took</text:p>
          </table:table-cell>
          <table:table-cell office:value-type="float" office:value="3.1980000000000002E-4" table:style-name="ce9">
            <text:p>3,20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2,1,1), (512,1,1)&gt;&gt;&gt; took</text:p>
          </table:table-cell>
          <table:table-cell office:value-type="float" office:value="0.16020000000000001" table:style-name="ce9">
            <text:p>1,60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1.2700000000000001E-3" table:style-name="ce9">
            <text:p>1,27E-03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6780000000000008" table:style-name="ce9">
            <text:p>8,68E+00</text:p>
          </table:table-cell>
          <table:table-cell office:value-type="string" table:style-name="ce1">
            <text:p>seconds to run (single core)All is well!./incOrderRow9 Starting...Using Device 0: GeForce GTX 1660 TiTotal data size: 4194304The initialization of host data took 1.107e-02 secondsThe transfer of 4194304 bytes from the host to the device took</text:p>
          </table:table-cell>
          <table:table-cell office:value-type="float" office:value="2.8190000000000002E-4" table:style-name="ce9">
            <text:p>2,8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2,1,1), (512,1,1)&gt;&gt;&gt; took</text:p>
          </table:table-cell>
          <table:table-cell office:value-type="float" office:value="0.1603" table:style-name="ce9">
            <text:p>1,60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6770000000000005E-4" table:style-name="ce9">
            <text:p>9,68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68" table:style-name="ce9">
            <text:p>8,68E+00</text:p>
          </table:table-cell>
          <table:table-cell office:value-type="string" table:style-name="ce1">
            <text:p>seconds to run (single core)All is well!</text:p>
          </table:table-cell>
          <table:table-cell table:number-columns-repeated="2" table:style-name="ce1"/>
          <table:table-cell office:value-type="string" table:style-name="ce8">
            <text:p>2¹</text:p>
          </table:table-cell>
          <table:table-cell office:value-type="float" office:value="0" table:style-name="ce10">
            <text:p>0</text:p>
          </table:table-cell>
          <table:table-cell office:value-type="string" table:style-name="ce8">
            <text:p>2⁹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&lt;&lt;&lt;(2,1,1), (512,1,1)&gt;&gt;&gt;</text:p>
          </table:table-cell>
          <table:table-cell office:value-type="float" office:value="0.16212689999999999" table:formula="of:=[.B13]+[.E13]+[.G13]" table:style-name="ce11">
            <text:p>1,62E-01</text:p>
          </table:table-cell>
          <table:table-cell office:value-type="float" office:value="0.1639245" table:formula="of:=[.L13]+[.O13]+[.Q13]" table:style-name="ce11">
            <text:p>1,64E-01</text:p>
          </table:table-cell>
          <table:table-cell office:value-type="float" office:value="0.16172990000000001" table:formula="of:=[.V13]+[.Y13]+[.AA13]" table:style-name="ce11">
            <text:p>1,62E-01</text:p>
          </table:table-cell>
          <table:table-cell office:value-type="float" office:value="0.16178980000000001" table:formula="of:=[.AF13]+[.AI13]+[.AK13]" table:style-name="ce11">
            <text:p>1,62E-01</text:p>
          </table:table-cell>
          <table:table-cell office:value-type="float" office:value="0.16154959999999999" table:formula="of:=[.AP13]+[.AS13]+[.AU13]" table:style-name="ce11">
            <text:p>1,62E-01</text:p>
          </table:table-cell>
          <table:table-cell office:value-type="float" office:value="0.16222413999999999" table:formula="of:=AVERAGE([.$BG13:.$BK13])" table:style-name="ce11">
            <text:p>1,62E-01</text:p>
          </table:table-cell>
          <table:table-cell office:value-type="float" office:value="8.7047209857639906E-4" table:formula="of:=STDEV([.$BG13:.$BL13])" table:style-name="ce11">
            <text:p>8,70E-04</text:p>
          </table:table-cell>
          <table:table-cell office:value-type="percentage" office:value="5.3658604605726322E-3" table:formula="of:=[.BM13]/[.BL13]" table:style-name="ce12">
            <text:p>0,54%</text:p>
          </table:table-cell>
          <table:table-cell office:value-type="float" office:value="7.3705112500000005E-3" table:formula="of:=[.BO12]" table:style-name="ce11">
            <text:p>7,37E-03</text:p>
          </table:table-cell>
          <table:table-cell table:style-name="ce1"/>
          <table:table-cell office:value-type="float" office:value="8.6769999999999996" table:formula="of:=[.J13]" table:style-name="ce11">
            <text:p>8,68E+00</text:p>
          </table:table-cell>
          <table:table-cell office:value-type="float" office:value="8.8800000000000008" table:formula="of:=[.T13]" table:style-name="ce11">
            <text:p>8,88E+00</text:p>
          </table:table-cell>
          <table:table-cell office:value-type="float" office:value="8.657" table:formula="of:=[.AD13]" table:style-name="ce11">
            <text:p>8,66E+00</text:p>
          </table:table-cell>
          <table:table-cell office:value-type="float" office:value="8.6780000000000008" table:formula="of:=[.AN13]" table:style-name="ce11">
            <text:p>8,68E+00</text:p>
          </table:table-cell>
          <table:table-cell office:value-type="float" office:value="8.68" table:formula="of:=[.AX13]" table:style-name="ce11">
            <text:p>8,68E+00</text:p>
          </table:table-cell>
          <table:table-cell office:value-type="float" office:value="8.7144000000000013" table:formula="of:=AVERAGE([.$BQ13:.$BU13])" table:style-name="ce11">
            <text:p>8,71E+00</text:p>
          </table:table-cell>
          <table:table-cell office:value-type="float" office:value="9.3039239033861729E-2" table:formula="of:=STDEV([.$BQ13:.$BU13])" table:style-name="ce11">
            <text:p>9,30E-02</text:p>
          </table:table-cell>
          <table:table-cell office:value-type="percentage" office:value="1.0676493967899306E-2" table:formula="of:=[.BW13]/[.BV13]" table:style-name="ce12">
            <text:p>1,07%</text:p>
          </table:table-cell>
          <table:table-cell table:number-columns-repeated="16308" table:style-name="ce1"/>
        </table:table-row>
        <table:table-row table:style-name="ro1">
          <table:table-cell office:value-type="string" table:style-name="ce1">
            <text:p>./incOrderRow10 Starting...Using Device 0: GeForce GTX 1660 TiTotal data size: 4194304The initialization of host data took 1.939e-02 secondsThe transfer of 4194304 bytes from the host to the device took</text:p>
          </table:table-cell>
          <table:table-cell office:value-type="float" office:value="2.811E-4" table:style-name="ce9">
            <text:p>2,8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,1,1), (1024,1,1)&gt;&gt;&gt; took</text:p>
          </table:table-cell>
          <table:table-cell office:value-type="float" office:value="0.16839999999999999" table:style-name="ce9">
            <text:p>1,68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9090000000000007E-4" table:style-name="ce9">
            <text:p>9,9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0739999999999998" table:style-name="ce9">
            <text:p>9,07E+00</text:p>
          </table:table-cell>
          <table:table-cell office:value-type="string" table:style-name="ce1">
            <text:p>seconds to run (single core)All is well!./incOrderRow10 Starting...Using Device 0: GeForce GTX 1660 TiTotal data size: 4194304The initialization of host data took 1.057e-02 secondsThe transfer of 4194304 bytes from the host to the device took</text:p>
          </table:table-cell>
          <table:table-cell office:value-type="float" office:value="2.832E-4" table:style-name="ce9">
            <text:p>2,8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,1,1), (1024,1,1)&gt;&gt;&gt; took</text:p>
          </table:table-cell>
          <table:table-cell office:value-type="float" office:value="0.16919999999999999" table:style-name="ce9">
            <text:p>1,69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4129999999999995E-4" table:style-name="ce9">
            <text:p>9,4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6790000000000003" table:style-name="ce9">
            <text:p>8,68E+00</text:p>
          </table:table-cell>
          <table:table-cell office:value-type="string" table:style-name="ce1">
            <text:p>seconds to run (single core)All is well!./incOrderRow10 Starting...Using Device 0: GeForce GTX 1660 TiTotal data size: 4194304The initialization of host data took 1.863e-02 secondsThe transfer of 4194304 bytes from the host to the device took</text:p>
          </table:table-cell>
          <table:table-cell office:value-type="float" office:value="2.8180000000000002E-4" table:style-name="ce9">
            <text:p>2,8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,1,1), (1024,1,1)&gt;&gt;&gt; took</text:p>
          </table:table-cell>
          <table:table-cell office:value-type="float" office:value="0.16789999999999999" table:style-name="ce9">
            <text:p>1,68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7079999999999996E-4" table:style-name="ce9">
            <text:p>9,7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734" table:style-name="ce9">
            <text:p>8,73E+00</text:p>
          </table:table-cell>
          <table:table-cell office:value-type="string" table:style-name="ce1">
            <text:p>seconds to run (single core)All is well!./incOrderRow10 Starting...Using Device 0: GeForce GTX 1660 TiTotal data size: 4194304The initialization of host data took 1.103e-02 secondsThe transfer of 4194304 bytes from the host to the device took</text:p>
          </table:table-cell>
          <table:table-cell office:value-type="float" office:value="2.8019999999999998E-4" table:style-name="ce9">
            <text:p>2,80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,1,1), (1024,1,1)&gt;&gt;&gt; took</text:p>
          </table:table-cell>
          <table:table-cell office:value-type="float" office:value="0.16930000000000001" table:style-name="ce9">
            <text:p>1,69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8290000000000009E-4" table:style-name="ce9">
            <text:p>9,8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1869999999999994" table:style-name="ce9">
            <text:p>9,19E+00</text:p>
          </table:table-cell>
          <table:table-cell office:value-type="string" table:style-name="ce1">
            <text:p>seconds to run (single core)All is well!./incOrderRow10 Starting...Using Device 0: GeForce GTX 1660 TiTotal data size: 4194304The initialization of host data took 1.107e-02 secondsThe transfer of 4194304 bytes from the host to the device took</text:p>
          </table:table-cell>
          <table:table-cell office:value-type="float" office:value="2.8420000000000002E-4" table:style-name="ce9">
            <text:p>2,84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,1,1), (1024,1,1)&gt;&gt;&gt; took</text:p>
          </table:table-cell>
          <table:table-cell office:value-type="float" office:value="0.1696" table:style-name="ce9">
            <text:p>1,70E-01</text:p>
          </table:table-cell>
          <table:table-cell office:value-type="string" table:style-name="ce1">
            <text:p>seconds to runThe transfer of 4194304 bytes from the device to the host took</text:p>
          </table:table-cell>
          <table:table-cell office:value-type="float" office:value="9.789E-4" table:style-name="ce9">
            <text:p>9,79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0090000000000003" table:style-name="ce9">
            <text:p>9,01E+00</text:p>
          </table:table-cell>
          <table:table-cell office:value-type="string" table:style-name="ce1">
            <text:p>seconds to run (single core)All is well!</text:p>
          </table:table-cell>
          <table:table-cell table:number-columns-repeated="2" table:style-name="ce1"/>
          <table:table-cell office:value-type="string" table:style-name="ce8">
            <text:p>2⁰</text:p>
          </table:table-cell>
          <table:table-cell office:value-type="float" office:value="0" table:style-name="ce10">
            <text:p>0</text:p>
          </table:table-cell>
          <table:table-cell office:value-type="string" table:style-name="ce8">
            <text:p>2¹⁰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&lt;&lt;&lt;(1,1,1), (1024,1,1)&gt;&gt;&gt;</text:p>
          </table:table-cell>
          <table:table-cell office:value-type="float" office:value="0.16967199999999999" table:formula="of:=[.B14]+[.E14]+[.G14]" table:style-name="ce11">
            <text:p>1,70E-01</text:p>
          </table:table-cell>
          <table:table-cell office:value-type="float" office:value="0.17042450000000001" table:formula="of:=[.L14]+[.O14]+[.Q14]" table:style-name="ce11">
            <text:p>1,70E-01</text:p>
          </table:table-cell>
          <table:table-cell office:value-type="float" office:value="0.16915259999999999" table:formula="of:=[.V14]+[.Y14]+[.AA14]" table:style-name="ce11">
            <text:p>1,69E-01</text:p>
          </table:table-cell>
          <table:table-cell office:value-type="float" office:value="0.17056310000000002" table:formula="of:=[.AF14]+[.AI14]+[.AK14]" table:style-name="ce11">
            <text:p>1,71E-01</text:p>
          </table:table-cell>
          <table:table-cell office:value-type="float" office:value="0.17086310000000002" table:formula="of:=[.AP14]+[.AS14]+[.AU14]" table:style-name="ce11">
            <text:p>1,71E-01</text:p>
          </table:table-cell>
          <table:table-cell office:value-type="float" office:value="0.17013506" table:formula="of:=AVERAGE([.$BG14:.$BK14])" table:style-name="ce11">
            <text:p>1,70E-01</text:p>
          </table:table-cell>
          <table:table-cell office:value-type="float" office:value="6.2875881099195511E-4" table:formula="of:=STDEV([.$BG14:.$BL14])" table:style-name="ce11">
            <text:p>6,29E-04</text:p>
          </table:table-cell>
          <table:table-cell office:value-type="percentage" office:value="3.6956451597451759E-3" table:formula="of:=[.BM14]/[.BL14]" table:style-name="ce12">
            <text:p>0,37%</text:p>
          </table:table-cell>
          <table:table-cell office:value-type="float" office:value="7.3705112500000005E-3" table:formula="of:=[.BO13]" table:style-name="ce11">
            <text:p>7,37E-03</text:p>
          </table:table-cell>
          <table:table-cell table:style-name="ce1"/>
          <table:table-cell office:value-type="float" office:value="9.0739999999999998" table:formula="of:=[.J14]" table:style-name="ce11">
            <text:p>9,07E+00</text:p>
          </table:table-cell>
          <table:table-cell office:value-type="float" office:value="8.6790000000000003" table:formula="of:=[.T14]" table:style-name="ce11">
            <text:p>8,68E+00</text:p>
          </table:table-cell>
          <table:table-cell office:value-type="float" office:value="8.734" table:formula="of:=[.AD14]" table:style-name="ce11">
            <text:p>8,73E+00</text:p>
          </table:table-cell>
          <table:table-cell office:value-type="float" office:value="9.1869999999999994" table:formula="of:=[.AN14]" table:style-name="ce11">
            <text:p>9,19E+00</text:p>
          </table:table-cell>
          <table:table-cell office:value-type="float" office:value="9.0090000000000003" table:formula="of:=[.AX14]" table:style-name="ce11">
            <text:p>9,01E+00</text:p>
          </table:table-cell>
          <table:table-cell office:value-type="float" office:value="8.9366000000000003" table:formula="of:=AVERAGE([.$BQ14:.$BU14])" table:style-name="ce11">
            <text:p>8,94E+00</text:p>
          </table:table-cell>
          <table:table-cell office:value-type="float" office:value="0.22035494094755373" table:formula="of:=STDEV([.$BQ14:.$BU14])" table:style-name="ce11">
            <text:p>2,20E-01</text:p>
          </table:table-cell>
          <table:table-cell office:value-type="percentage" office:value="2.4657581289030919E-2" table:formula="of:=[.BW14]/[.BV14]" table:style-name="ce12">
            <text:p>2,47%</text:p>
          </table:table-cell>
          <table:table-cell table:number-columns-repeated="16308" table:style-name="ce1"/>
        </table:table-row>
        <table:table-row table:style-name="ro1">
          <table:table-cell table:number-columns-repeated="55" table:style-name="ce1"/>
          <table:table-cell table:style-name="ce8"/>
          <table:table-cell table:number-columns-repeated="16328" table:style-name="ce1"/>
        </table:table-row>
        <table:table-row table:style-name="ro1">
          <table:table-cell table:number-columns-repeated="53" table:style-name="ce1"/>
          <table:table-cell office:value-type="string" table:number-columns-spanned="13" table:number-rows-spanned="1" table:style-name="ce17">
            <text:p>GPU</text:p>
          </table:table-cell>
          <table:covered-table-cell table:number-columns-repeated="12"/>
          <table:table-cell table:style-name="ce4"/>
          <table:table-cell table:number-columns-repeated="16317" table:style-name="ce1"/>
        </table:table-row>
        <table:table-row table:style-name="ro1">
          <table:table-cell table:number-columns-repeated="24" table:style-name="ce1"/>
          <table:table-cell table:style-name="ce9"/>
          <table:table-cell table:number-columns-repeated="4" table:style-name="ce1"/>
          <table:table-cell table:style-name="ce9"/>
          <table:table-cell table:number-columns-repeated="4" table:style-name="ce1"/>
          <table:table-cell table:style-name="ce9"/>
          <table:table-cell table:number-columns-repeated="4" table:style-name="ce1"/>
          <table:table-cell table:style-name="ce9"/>
          <table:table-cell table:number-columns-repeated="4" table:style-name="ce1"/>
          <table:table-cell table:number-columns-repeated="3" table:style-name="ce9"/>
          <table:table-cell table:number-columns-repeated="2" table:style-name="ce1"/>
          <table:table-cell table:style-name="ce9"/>
          <table:table-cell table:number-columns-repeated="3" table:style-name="ce1"/>
          <table:table-cell office:value-type="string" table:number-columns-spanned="2" table:number-rows-spanned="1" table:style-name="ce17">
            <text:p>Grid</text:p>
          </table:table-cell>
          <table:covered-table-cell/>
          <table:table-cell office:value-type="string" table:number-columns-spanned="2" table:number-rows-spanned="1" table:style-name="ce19">
            <text:p>Block</text:p>
          </table:table-cell>
          <table:covered-table-cell/>
          <table:table-cell office:value-type="string" table:style-name="ce5">
            <text:p>&lt;&lt;&lt;Grid,Block&gt;&gt;&gt;<text:s/></text:p>
          </table:table-cell>
          <table:table-cell table:number-columns-repeated="7" table:style-name="ce6"/>
          <table:table-cell table:number-columns-repeated="2" table:style-name="ce4"/>
          <table:table-cell table:number-columns-repeated="16317"/>
        </table:table-row>
        <table:table-row table:style-name="ro2">
          <table:table-cell table:number-columns-repeated="53" table:style-name="ce1"/>
          <table:table-cell office:value-type="string" table:style-name="ce7">
            <text:p>x</text:p>
          </table:table-cell>
          <table:table-cell office:value-type="string" table:style-name="ce7">
            <text:p>y</text:p>
          </table:table-cell>
          <table:table-cell office:value-type="string" table:style-name="ce8">
            <text:p>x</text:p>
          </table:table-cell>
          <table:table-cell office:value-type="string" table:style-name="ce7">
            <text:p>y</text:p>
          </table:table-cell>
          <table:table-cell office:value-type="string" table:style-name="ce7">
            <text:p>&lt;&lt;&lt;(x,y,z),(x,y,z)&gt;&gt;&gt;</text:p>
          </table:table-cell>
          <table:table-cell office:value-type="string" table:style-name="ce6">
            <text:p>1<text:span text:style-name="T2">st</text:span><text:s/>Run</text:p>
          </table:table-cell>
          <table:table-cell office:value-type="string" table:style-name="ce6">
            <text:p>2<text:span text:style-name="T2">nd</text:span><text:s/>Run</text:p>
          </table:table-cell>
          <table:table-cell office:value-type="string" table:style-name="ce6">
            <text:p>3<text:span text:style-name="T2">rd</text:span><text:s/>Run</text:p>
          </table:table-cell>
          <table:table-cell office:value-type="string" table:style-name="ce6">
            <text:p>4<text:span text:style-name="T2">th</text:span><text:s/>Run</text:p>
          </table:table-cell>
          <table:table-cell office:value-type="string" table:style-name="ce6">
            <text:p>5<text:span text:style-name="T2">th</text:span><text:s/>Run</text:p>
          </table:table-cell>
          <table:table-cell office:value-type="string" table:style-name="ce6">
            <text:p>Average</text:p>
          </table:table-cell>
          <table:table-cell office:value-type="string" table:style-name="ce6">
            <text:p>Standard Deviation</text:p>
          </table:table-cell>
          <table:table-cell office:value-type="string" table:style-name="ce4">
            <text:p>SD/Ave</text:p>
          </table:table-cell>
          <table:table-cell office:value-type="string" table:style-name="ce4">
            <text:p>Theorical Value</text:p>
          </table:table-cell>
          <table:table-cell table:number-columns-repeated="16317"/>
        </table:table-row>
        <table:table-row table:style-name="ro1">
          <table:table-cell office:value-type="string" table:style-name="ce1">
            <text:p>B0x5</text:p>
          </table:table-cell>
          <table:table-cell office:value-type="float" office:value="2.8679999999999998E-4" table:style-name="ce9">
            <text:p>2,87E-04</text:p>
          </table:table-cell>
          <table:table-cell office:value-type="float" office:value="0.1953" table:style-name="ce9">
            <text:p>1,95E-01</text:p>
          </table:table-cell>
          <table:table-cell office:value-type="float" office:value="1.0510000000000001E-3" table:style-name="ce9">
            <text:p>1,05E-03</text:p>
          </table:table-cell>
          <table:table-cell table:style-name="ce9"/>
          <table:table-cell office:value-type="float" office:value="2.8049999999999999E-4" table:style-name="ce9">
            <text:p>2,81E-04</text:p>
          </table:table-cell>
          <table:table-cell office:value-type="float" office:value="0.19639999999999999" table:style-name="ce9">
            <text:p>1,96E-01</text:p>
          </table:table-cell>
          <table:table-cell office:value-type="float" office:value="1.0150000000000001E-3" table:style-name="ce9">
            <text:p>1,02E-03</text:p>
          </table:table-cell>
          <table:table-cell table:style-name="ce1"/>
          <table:table-cell office:value-type="float" office:value="2.8380000000000001E-4" table:style-name="ce9">
            <text:p>2,84E-04</text:p>
          </table:table-cell>
          <table:table-cell office:value-type="float" office:value="0.1968" table:style-name="ce9">
            <text:p>1,97E-01</text:p>
          </table:table-cell>
          <table:table-cell office:value-type="float" office:value="1.0369999999999999E-3" table:style-name="ce9">
            <text:p>1,04E-03</text:p>
          </table:table-cell>
          <table:table-cell table:style-name="ce1"/>
          <table:table-cell office:value-type="float" office:value="2.8140000000000001E-4" table:style-name="ce9">
            <text:p>2,81E-04</text:p>
          </table:table-cell>
          <table:table-cell office:value-type="float" office:value="0.1966" table:style-name="ce9">
            <text:p>1,97E-01</text:p>
          </table:table-cell>
          <table:table-cell office:value-type="float" office:value="1.054E-3" table:style-name="ce9">
            <text:p>1,05E-03</text:p>
          </table:table-cell>
          <table:table-cell table:style-name="ce1"/>
          <table:table-cell office:value-type="float" office:value="2.8279999999999999E-4" table:style-name="ce9">
            <text:p>2,83E-04</text:p>
          </table:table-cell>
          <table:table-cell office:value-type="float" office:value="0.19639999999999999" table:style-name="ce9">
            <text:p>1,96E-01</text:p>
          </table:table-cell>
          <table:table-cell office:value-type="float" office:value="1.062E-3" table:style-name="ce9">
            <text:p>1,06E-03</text:p>
          </table:table-cell>
          <table:table-cell table:number-columns-repeated="33" table:style-name="ce1"/>
          <table:table-cell office:value-type="string" table:style-name="ce8">
            <text:p>2⁵</text:p>
          </table:table-cell>
          <table:table-cell office:value-type="float" office:value="0" table:style-name="ce10">
            <text:p>0</text:p>
          </table:table-cell>
          <table:table-cell office:value-type="string" table:style-name="ce8">
            <text:p>2⁰</text:p>
          </table:table-cell>
          <table:table-cell office:value-type="string" table:style-name="ce8">
            <text:p>2⁵</text:p>
          </table:table-cell>
          <table:table-cell table:style-name="ce8"/>
          <table:table-cell office:value-type="float" office:value="0.1966378" table:formula="of:=[.B19]+[.C19]+[.D19]" table:style-name="ce11">
            <text:p>1,97E-01</text:p>
          </table:table-cell>
          <table:table-cell office:value-type="float" office:value="0.19769549999999997" table:formula="of:=[.F19]+[.G19]+[.H19]" table:style-name="ce11">
            <text:p>1,98E-01</text:p>
          </table:table-cell>
          <table:table-cell office:value-type="float" office:value="0.19812080000000001" table:formula="of:=[.J19]+[.K19]+[.L19]" table:style-name="ce11">
            <text:p>1,98E-01</text:p>
          </table:table-cell>
          <table:table-cell office:value-type="float" office:value="0.19793539999999998" table:formula="of:=[.N19]+[.O19]+[.P19]" table:style-name="ce11">
            <text:p>1,98E-01</text:p>
          </table:table-cell>
          <table:table-cell office:value-type="float" office:value="0.1977448" table:formula="of:=[.R19]+[.S19]+[.T19]" table:style-name="ce11">
            <text:p>1,98E-01</text:p>
          </table:table-cell>
          <table:table-cell office:value-type="float" office:value="0.19762686000000002" table:formula="of:=AVERAGE([.$BG19:.$BK19])" table:style-name="ce11">
            <text:p>1,98E-01</text:p>
          </table:table-cell>
          <table:table-cell office:value-type="float" office:value="5.169206190509324E-4" table:formula="of:=STDEV([.$BG19:.$BL19])" table:style-name="ce11">
            <text:p>5,17E-04</text:p>
          </table:table-cell>
          <table:table-cell office:value-type="percentage" office:value="2.6156394887361586E-3" table:formula="of:=[.BM19]/[.BL19]" table:style-name="ce12">
            <text:p>0,26%</text:p>
          </table:table-cell>
          <table:table-cell office:value-type="float" office:value="0.19762686000000002" table:formula="of:=[.BL19]" table:style-name="ce11">
            <text:p>1,98E-01</text:p>
          </table:table-cell>
          <table:table-cell table:number-columns-repeated="16317"/>
        </table:table-row>
        <table:table-row table:style-name="ro1">
          <table:table-cell office:value-type="string" table:style-name="ce1">
            <text:p>B1x4</text:p>
          </table:table-cell>
          <table:table-cell office:value-type="float" office:value="2.8350000000000001E-4" table:style-name="ce9">
            <text:p>2,84E-04</text:p>
          </table:table-cell>
          <table:table-cell office:value-type="float" office:value="0.1701" table:style-name="ce9">
            <text:p>1,70E-01</text:p>
          </table:table-cell>
          <table:table-cell office:value-type="float" office:value="1.008E-3" table:style-name="ce9">
            <text:p>1,01E-03</text:p>
          </table:table-cell>
          <table:table-cell table:style-name="ce1"/>
          <table:table-cell office:value-type="float" office:value="2.8279999999999999E-4" table:style-name="ce9">
            <text:p>2,83E-04</text:p>
          </table:table-cell>
          <table:table-cell office:value-type="float" office:value="0.1714" table:style-name="ce9">
            <text:p>1,71E-01</text:p>
          </table:table-cell>
          <table:table-cell office:value-type="float" office:value="1.029E-3" table:style-name="ce9">
            <text:p>1,03E-03</text:p>
          </table:table-cell>
          <table:table-cell table:style-name="ce1"/>
          <table:table-cell office:value-type="float" office:value="2.8269999999999999E-4" table:style-name="ce9">
            <text:p>2,83E-04</text:p>
          </table:table-cell>
          <table:table-cell office:value-type="float" office:value="0.17119999999999999" table:style-name="ce9">
            <text:p>1,71E-01</text:p>
          </table:table-cell>
          <table:table-cell office:value-type="float" office:value="1.0189999999999999E-3" table:style-name="ce9">
            <text:p>1,02E-03</text:p>
          </table:table-cell>
          <table:table-cell table:style-name="ce1"/>
          <table:table-cell office:value-type="float" office:value="2.8249999999999998E-4" table:style-name="ce9">
            <text:p>2,83E-04</text:p>
          </table:table-cell>
          <table:table-cell office:value-type="float" office:value="0.17169999999999999" table:style-name="ce9">
            <text:p>1,72E-01</text:p>
          </table:table-cell>
          <table:table-cell office:value-type="float" office:value="1.0319999999999999E-3" table:style-name="ce9">
            <text:p>1,03E-03</text:p>
          </table:table-cell>
          <table:table-cell table:style-name="ce1"/>
          <table:table-cell office:value-type="float" office:value="2.8190000000000002E-4" table:style-name="ce9">
            <text:p>2,82E-04</text:p>
          </table:table-cell>
          <table:table-cell office:value-type="float" office:value="0.17100000000000001" table:style-name="ce9">
            <text:p>1,71E-01</text:p>
          </table:table-cell>
          <table:table-cell office:value-type="float" office:value="1.021E-3" table:style-name="ce9">
            <text:p>1,02E-03</text:p>
          </table:table-cell>
          <table:table-cell table:number-columns-repeated="33" table:style-name="ce1"/>
          <table:table-cell office:value-type="string" table:style-name="ce8">
            <text:p>2⁵</text:p>
          </table:table-cell>
          <table:table-cell office:value-type="float" office:value="0" table:style-name="ce10">
            <text:p>0</text:p>
          </table:table-cell>
          <table:table-cell office:value-type="string" table:style-name="ce8">
            <text:p>2¹</text:p>
          </table:table-cell>
          <table:table-cell office:value-type="string" table:style-name="ce8">
            <text:p>2⁴</text:p>
          </table:table-cell>
          <table:table-cell table:style-name="ce8"/>
          <table:table-cell office:value-type="float" office:value="0.1713915" table:formula="of:=[.B20]+[.C20]+[.D20]" table:style-name="ce11">
            <text:p>1,71E-01</text:p>
          </table:table-cell>
          <table:table-cell office:value-type="float" office:value="0.1727118" table:formula="of:=[.F20]+[.G20]+[.H20]" table:style-name="ce11">
            <text:p>1,73E-01</text:p>
          </table:table-cell>
          <table:table-cell office:value-type="float" office:value="0.17250169999999998" table:formula="of:=[.J20]+[.K20]+[.L20]" table:style-name="ce11">
            <text:p>1,73E-01</text:p>
          </table:table-cell>
          <table:table-cell office:value-type="float" office:value="0.17301449999999999" table:formula="of:=[.N20]+[.O20]+[.P20]" table:style-name="ce11">
            <text:p>1,73E-01</text:p>
          </table:table-cell>
          <table:table-cell office:value-type="float" office:value="0.17230290000000001" table:formula="of:=[.R20]+[.S20]+[.T20]" table:style-name="ce11">
            <text:p>1,72E-01</text:p>
          </table:table-cell>
          <table:table-cell office:value-type="float" office:value="0.17238448000000001" table:formula="of:=AVERAGE([.$BG20:.$BK20])" table:style-name="ce11">
            <text:p>1,72E-01</text:p>
          </table:table-cell>
          <table:table-cell office:value-type="float" office:value="5.4963054645825013E-4" table:formula="of:=STDEV([.$BG20:.$BL20])" table:style-name="ce11">
            <text:p>5,50E-04</text:p>
          </table:table-cell>
          <table:table-cell office:value-type="percentage" office:value="3.1883992483444572E-3" table:formula="of:=[.BM20]/[.BL20]" table:style-name="ce12">
            <text:p>0,32%</text:p>
          </table:table-cell>
          <table:table-cell office:value-type="float" office:value="9.8813430000000008E-2" table:formula="of:=[.BO19]/2" table:style-name="ce11">
            <text:p>9,88E-02</text:p>
          </table:table-cell>
          <table:table-cell table:number-columns-repeated="16317"/>
        </table:table-row>
        <table:table-row table:style-name="ro1">
          <table:table-cell office:value-type="string" table:style-name="ce1">
            <text:p>B2x3</text:p>
          </table:table-cell>
          <table:table-cell office:value-type="float" office:value="2.8360000000000001E-4" table:style-name="ce9">
            <text:p>2,84E-04</text:p>
          </table:table-cell>
          <table:table-cell office:value-type="float" office:value="0.15870000000000001" table:style-name="ce9">
            <text:p>1,59E-01</text:p>
          </table:table-cell>
          <table:table-cell office:value-type="float" office:value="1.0300000000000001E-3" table:style-name="ce9">
            <text:p>1,03E-03</text:p>
          </table:table-cell>
          <table:table-cell table:style-name="ce1"/>
          <table:table-cell office:value-type="float" office:value="2.8350000000000001E-4" table:style-name="ce9">
            <text:p>2,84E-04</text:p>
          </table:table-cell>
          <table:table-cell office:value-type="float" office:value="0.1598" table:style-name="ce9">
            <text:p>1,60E-01</text:p>
          </table:table-cell>
          <table:table-cell office:value-type="float" office:value="1.0070000000000001E-3" table:style-name="ce9">
            <text:p>1,01E-03</text:p>
          </table:table-cell>
          <table:table-cell table:style-name="ce1"/>
          <table:table-cell office:value-type="float" office:value="2.811E-4" table:style-name="ce9">
            <text:p>2,81E-04</text:p>
          </table:table-cell>
          <table:table-cell office:value-type="float" office:value="0.15970000000000001" table:style-name="ce9">
            <text:p>1,60E-01</text:p>
          </table:table-cell>
          <table:table-cell office:value-type="float" office:value="1.0349999999999999E-3" table:style-name="ce9">
            <text:p>1,04E-03</text:p>
          </table:table-cell>
          <table:table-cell table:style-name="ce1"/>
          <table:table-cell office:value-type="float" office:value="2.834E-4" table:style-name="ce9">
            <text:p>2,83E-04</text:p>
          </table:table-cell>
          <table:table-cell office:value-type="float" office:value="0.1573" table:style-name="ce9">
            <text:p>1,57E-01</text:p>
          </table:table-cell>
          <table:table-cell office:value-type="float" office:value="1.0759999999999999E-3" table:style-name="ce9">
            <text:p>1,08E-03</text:p>
          </table:table-cell>
          <table:table-cell table:style-name="ce1"/>
          <table:table-cell office:value-type="float" office:value="2.8160000000000001E-4" table:style-name="ce9">
            <text:p>2,82E-04</text:p>
          </table:table-cell>
          <table:table-cell office:value-type="float" office:value="0.15809999999999999" table:style-name="ce9">
            <text:p>1,58E-01</text:p>
          </table:table-cell>
          <table:table-cell office:value-type="float" office:value="1.018E-3" table:style-name="ce9">
            <text:p>1,02E-03</text:p>
          </table:table-cell>
          <table:table-cell table:number-columns-repeated="33" table:style-name="ce1"/>
          <table:table-cell office:value-type="string" table:style-name="ce8">
            <text:p>2⁵</text:p>
          </table:table-cell>
          <table:table-cell office:value-type="float" office:value="0" table:style-name="ce10">
            <text:p>0</text:p>
          </table:table-cell>
          <table:table-cell office:value-type="string" table:style-name="ce8">
            <text:p>2²</text:p>
          </table:table-cell>
          <table:table-cell office:value-type="string" table:style-name="ce8">
            <text:p>2³</text:p>
          </table:table-cell>
          <table:table-cell table:style-name="ce8"/>
          <table:table-cell office:value-type="float" office:value="0.16001360000000001" table:formula="of:=[.B21]+[.C21]+[.D21]" table:style-name="ce11">
            <text:p>1,60E-01</text:p>
          </table:table-cell>
          <table:table-cell office:value-type="float" office:value="0.1610905" table:formula="of:=[.F21]+[.G21]+[.H21]" table:style-name="ce11">
            <text:p>1,61E-01</text:p>
          </table:table-cell>
          <table:table-cell office:value-type="float" office:value="0.16101610000000002" table:formula="of:=[.J21]+[.K21]+[.L21]" table:style-name="ce11">
            <text:p>1,61E-01</text:p>
          </table:table-cell>
          <table:table-cell office:value-type="float" office:value="0.15865939999999998" table:formula="of:=[.N21]+[.O21]+[.P21]" table:style-name="ce11">
            <text:p>1,59E-01</text:p>
          </table:table-cell>
          <table:table-cell office:value-type="float" office:value="0.15939959999999997" table:formula="of:=[.R21]+[.S21]+[.T21]" table:style-name="ce11">
            <text:p>1,59E-01</text:p>
          </table:table-cell>
          <table:table-cell office:value-type="float" office:value="0.16003583999999998" table:formula="of:=AVERAGE([.$BG21:.$BK21])" table:style-name="ce11">
            <text:p>1,60E-01</text:p>
          </table:table-cell>
          <table:table-cell office:value-type="float" office:value="9.3521125014620434E-4" table:formula="of:=STDEV([.$BG21:.$BL21])" table:style-name="ce11">
            <text:p>9,35E-04</text:p>
          </table:table-cell>
          <table:table-cell office:value-type="percentage" office:value="5.8437613108801405E-3" table:formula="of:=[.BM21]/[.BL21]" table:style-name="ce12">
            <text:p>0,58%</text:p>
          </table:table-cell>
          <table:table-cell office:value-type="float" office:value="4.9406715000000004E-2" table:formula="of:=[.BO20]/2" table:style-name="ce11">
            <text:p>4,94E-02</text:p>
          </table:table-cell>
          <table:table-cell table:number-columns-repeated="16317"/>
        </table:table-row>
        <table:table-row table:style-name="ro1">
          <table:table-cell office:value-type="string" table:style-name="ce1">
            <text:p>B3x2</text:p>
          </table:table-cell>
          <table:table-cell office:value-type="float" office:value="2.833E-4" table:style-name="ce9">
            <text:p>2,83E-04</text:p>
          </table:table-cell>
          <table:table-cell office:value-type="float" office:value="0.15890000000000001" table:style-name="ce9">
            <text:p>1,59E-01</text:p>
          </table:table-cell>
          <table:table-cell office:value-type="float" office:value="1.023E-3" table:style-name="ce9">
            <text:p>1,02E-03</text:p>
          </table:table-cell>
          <table:table-cell table:style-name="ce1"/>
          <table:table-cell office:value-type="float" office:value="2.833E-4" table:style-name="ce9">
            <text:p>2,83E-04</text:p>
          </table:table-cell>
          <table:table-cell office:value-type="float" office:value="0.15890000000000001" table:style-name="ce9">
            <text:p>1,59E-01</text:p>
          </table:table-cell>
          <table:table-cell office:value-type="float" office:value="1.023E-3" table:style-name="ce9">
            <text:p>1,02E-03</text:p>
          </table:table-cell>
          <table:table-cell table:style-name="ce1"/>
          <table:table-cell office:value-type="float" office:value="2.8039999999999999E-4" table:style-name="ce9">
            <text:p>2,80E-04</text:p>
          </table:table-cell>
          <table:table-cell office:value-type="float" office:value="0.16009999999999999" table:style-name="ce9">
            <text:p>1,60E-01</text:p>
          </table:table-cell>
          <table:table-cell office:value-type="float" office:value="1.018E-3" table:style-name="ce9">
            <text:p>1,02E-03</text:p>
          </table:table-cell>
          <table:table-cell table:style-name="ce1"/>
          <table:table-cell office:value-type="float" office:value="2.8370000000000001E-4" table:style-name="ce9">
            <text:p>2,84E-04</text:p>
          </table:table-cell>
          <table:table-cell office:value-type="float" office:value="0.15859999999999999" table:style-name="ce9">
            <text:p>1,59E-01</text:p>
          </table:table-cell>
          <table:table-cell office:value-type="float" office:value="1.042E-3" table:style-name="ce9">
            <text:p>1,04E-03</text:p>
          </table:table-cell>
          <table:table-cell table:style-name="ce1"/>
          <table:table-cell office:value-type="float" office:value="2.8200000000000002E-4" table:style-name="ce9">
            <text:p>2,82E-04</text:p>
          </table:table-cell>
          <table:table-cell office:value-type="float" office:value="0.1565" table:style-name="ce9">
            <text:p>1,57E-01</text:p>
          </table:table-cell>
          <table:table-cell office:value-type="float" office:value="1.024E-3" table:style-name="ce9">
            <text:p>1,02E-03</text:p>
          </table:table-cell>
          <table:table-cell table:number-columns-repeated="33" table:style-name="ce1"/>
          <table:table-cell office:value-type="string" table:style-name="ce8">
            <text:p>2⁵</text:p>
          </table:table-cell>
          <table:table-cell office:value-type="float" office:value="0" table:style-name="ce10">
            <text:p>0</text:p>
          </table:table-cell>
          <table:table-cell office:value-type="string" table:style-name="ce8">
            <text:p>2³</text:p>
          </table:table-cell>
          <table:table-cell office:value-type="string" table:style-name="ce8">
            <text:p>2²</text:p>
          </table:table-cell>
          <table:table-cell table:style-name="ce8"/>
          <table:table-cell office:value-type="float" office:value="0.1602063" table:formula="of:=[.B22]+[.C22]+[.D22]" table:style-name="ce11">
            <text:p>1,60E-01</text:p>
          </table:table-cell>
          <table:table-cell office:value-type="float" office:value="0.1602063" table:formula="of:=[.F22]+[.G22]+[.H22]" table:style-name="ce11">
            <text:p>1,60E-01</text:p>
          </table:table-cell>
          <table:table-cell office:value-type="float" office:value="0.16139839999999997" table:formula="of:=[.J22]+[.K22]+[.L22]" table:style-name="ce11">
            <text:p>1,61E-01</text:p>
          </table:table-cell>
          <table:table-cell office:value-type="float" office:value="0.15992569999999998" table:formula="of:=[.N22]+[.O22]+[.P22]" table:style-name="ce11">
            <text:p>1,60E-01</text:p>
          </table:table-cell>
          <table:table-cell office:value-type="float" office:value="0.157806" table:formula="of:=[.R22]+[.S22]+[.T22]" table:style-name="ce11">
            <text:p>1,58E-01</text:p>
          </table:table-cell>
          <table:table-cell office:value-type="float" office:value="0.15990853999999999" table:formula="of:=AVERAGE([.$BG22:.$BK22])" table:style-name="ce11">
            <text:p>1,60E-01</text:p>
          </table:table-cell>
          <table:table-cell office:value-type="float" office:value="1.1677306000957494E-3" table:formula="of:=STDEV([.$BG22:.$BL22])" table:style-name="ce11">
            <text:p>1,17E-03</text:p>
          </table:table-cell>
          <table:table-cell office:value-type="percentage" office:value="7.3024905367515052E-3" table:formula="of:=[.BM22]/[.BL22]" table:style-name="ce12">
            <text:p>0,73%</text:p>
          </table:table-cell>
          <table:table-cell office:value-type="float" office:value="2.4703357500000002E-2" table:formula="of:=[.BO21]/2" table:style-name="ce11">
            <text:p>2,47E-02</text:p>
          </table:table-cell>
          <table:table-cell table:number-columns-repeated="16317"/>
        </table:table-row>
        <table:table-row table:style-name="ro1">
          <table:table-cell office:value-type="string" table:style-name="ce1">
            <text:p>B4x1</text:p>
          </table:table-cell>
          <table:table-cell office:value-type="float" office:value="2.8249999999999998E-4" table:style-name="ce9">
            <text:p>2,83E-04</text:p>
          </table:table-cell>
          <table:table-cell office:value-type="float" office:value="0.16009999999999999" table:style-name="ce9">
            <text:p>1,60E-01</text:p>
          </table:table-cell>
          <table:table-cell office:value-type="float" office:value="1.024E-3" table:style-name="ce9">
            <text:p>1,02E-03</text:p>
          </table:table-cell>
          <table:table-cell table:style-name="ce1"/>
          <table:table-cell office:value-type="float" office:value="2.809E-4" table:style-name="ce9">
            <text:p>2,81E-04</text:p>
          </table:table-cell>
          <table:table-cell office:value-type="float" office:value="0.15959999999999999" table:style-name="ce9">
            <text:p>1,60E-01</text:p>
          </table:table-cell>
          <table:table-cell office:value-type="float" office:value="1.0280000000000001E-3" table:style-name="ce9">
            <text:p>1,03E-03</text:p>
          </table:table-cell>
          <table:table-cell table:style-name="ce1"/>
          <table:table-cell office:value-type="float" office:value="2.854E-4" table:style-name="ce9">
            <text:p>2,85E-04</text:p>
          </table:table-cell>
          <table:table-cell office:value-type="float" office:value="0.16020000000000001" table:style-name="ce9">
            <text:p>1,60E-01</text:p>
          </table:table-cell>
          <table:table-cell office:value-type="float" office:value="1.01E-3" table:style-name="ce9">
            <text:p>1,01E-03</text:p>
          </table:table-cell>
          <table:table-cell table:style-name="ce1"/>
          <table:table-cell office:value-type="float" office:value="2.8239999999999998E-4" table:style-name="ce9">
            <text:p>2,82E-04</text:p>
          </table:table-cell>
          <table:table-cell office:value-type="float" office:value="0.15970000000000001" table:style-name="ce9">
            <text:p>1,60E-01</text:p>
          </table:table-cell>
          <table:table-cell office:value-type="float" office:value="1.0300000000000001E-3" table:style-name="ce9">
            <text:p>1,03E-03</text:p>
          </table:table-cell>
          <table:table-cell table:style-name="ce1"/>
          <table:table-cell office:value-type="float" office:value="2.8269999999999999E-4" table:style-name="ce9">
            <text:p>2,83E-04</text:p>
          </table:table-cell>
          <table:table-cell office:value-type="float" office:value="0.15959999999999999" table:style-name="ce9">
            <text:p>1,60E-01</text:p>
          </table:table-cell>
          <table:table-cell office:value-type="float" office:value="1.0449999999999999E-3" table:style-name="ce9">
            <text:p>1,05E-03</text:p>
          </table:table-cell>
          <table:table-cell table:number-columns-repeated="33" table:style-name="ce1"/>
          <table:table-cell office:value-type="string" table:style-name="ce8">
            <text:p>2⁵</text:p>
          </table:table-cell>
          <table:table-cell office:value-type="float" office:value="0" table:style-name="ce10">
            <text:p>0</text:p>
          </table:table-cell>
          <table:table-cell office:value-type="string" table:style-name="ce8">
            <text:p>2⁴</text:p>
          </table:table-cell>
          <table:table-cell office:value-type="string" table:style-name="ce8">
            <text:p>2¹</text:p>
          </table:table-cell>
          <table:table-cell table:style-name="ce8"/>
          <table:table-cell office:value-type="float" office:value="0.16140649999999998" table:formula="of:=[.B23]+[.C23]+[.D23]" table:style-name="ce11">
            <text:p>1,61E-01</text:p>
          </table:table-cell>
          <table:table-cell office:value-type="float" office:value="0.16090889999999999" table:formula="of:=[.F23]+[.G23]+[.H23]" table:style-name="ce11">
            <text:p>1,61E-01</text:p>
          </table:table-cell>
          <table:table-cell office:value-type="float" office:value="0.16149540000000001" table:formula="of:=[.J23]+[.K23]+[.L23]" table:style-name="ce11">
            <text:p>1,61E-01</text:p>
          </table:table-cell>
          <table:table-cell office:value-type="float" office:value="0.1610124" table:formula="of:=[.N23]+[.O23]+[.P23]" table:style-name="ce11">
            <text:p>1,61E-01</text:p>
          </table:table-cell>
          <table:table-cell office:value-type="float" office:value="0.16092769999999998" table:formula="of:=[.R23]+[.S23]+[.T23]" table:style-name="ce11">
            <text:p>1,61E-01</text:p>
          </table:table-cell>
          <table:table-cell office:value-type="float" office:value="0.16115018" table:formula="of:=AVERAGE([.$BG23:.$BK23])" table:style-name="ce11">
            <text:p>1,61E-01</text:p>
          </table:table-cell>
          <table:table-cell office:value-type="float" office:value="2.4962912810808362E-4" table:formula="of:=STDEV([.$BG23:.$BL23])" table:style-name="ce11">
            <text:p>2,50E-04</text:p>
          </table:table-cell>
          <table:table-cell office:value-type="percentage" office:value="1.5490465360205221E-3" table:formula="of:=[.BM23]/[.BL23]" table:style-name="ce12">
            <text:p>0,15%</text:p>
          </table:table-cell>
          <table:table-cell office:value-type="float" office:value="1.2351678750000001E-2" table:formula="of:=[.BO22]/2" table:style-name="ce11">
            <text:p>1,24E-02</text:p>
          </table:table-cell>
          <table:table-cell table:number-columns-repeated="16317"/>
        </table:table-row>
        <table:table-row table:style-name="ro1">
          <table:table-cell office:value-type="string" table:style-name="ce1">
            <text:p>B5x0</text:p>
          </table:table-cell>
          <table:table-cell office:value-type="float" office:value="2.8289999999999999E-4" table:style-name="ce9">
            <text:p>2,83E-04</text:p>
          </table:table-cell>
          <table:table-cell office:value-type="float" office:value="0.14299999999999999" table:style-name="ce9">
            <text:p>1,43E-01</text:p>
          </table:table-cell>
          <table:table-cell office:value-type="float" office:value="1.0399999999999999E-3" table:style-name="ce9">
            <text:p>1,04E-03</text:p>
          </table:table-cell>
          <table:table-cell table:style-name="ce1"/>
          <table:table-cell office:value-type="float" office:value="2.8430000000000003E-4" table:style-name="ce9">
            <text:p>2,84E-04</text:p>
          </table:table-cell>
          <table:table-cell office:value-type="float" office:value="0.13950000000000001" table:style-name="ce9">
            <text:p>1,40E-01</text:p>
          </table:table-cell>
          <table:table-cell office:value-type="float" office:value="1.0510000000000001E-3" table:style-name="ce9">
            <text:p>1,05E-03</text:p>
          </table:table-cell>
          <table:table-cell table:style-name="ce1"/>
          <table:table-cell office:value-type="float" office:value="2.8229999999999998E-4" table:style-name="ce9">
            <text:p>2,82E-04</text:p>
          </table:table-cell>
          <table:table-cell office:value-type="float" office:value="0.14149999999999999" table:style-name="ce9">
            <text:p>1,42E-01</text:p>
          </table:table-cell>
          <table:table-cell office:value-type="float" office:value="1.0200000000000001E-3" table:style-name="ce9">
            <text:p>1,02E-03</text:p>
          </table:table-cell>
          <table:table-cell table:style-name="ce1"/>
          <table:table-cell office:value-type="float" office:value="2.8269999999999999E-4" table:style-name="ce9">
            <text:p>2,83E-04</text:p>
          </table:table-cell>
          <table:table-cell office:value-type="float" office:value="0.14269999999999999" table:style-name="ce9">
            <text:p>1,43E-01</text:p>
          </table:table-cell>
          <table:table-cell office:value-type="float" office:value="1.0089999999999999E-3" table:style-name="ce9">
            <text:p>1,01E-03</text:p>
          </table:table-cell>
          <table:table-cell table:style-name="ce1"/>
          <table:table-cell office:value-type="float" office:value="2.8009999999999998E-4" table:style-name="ce9">
            <text:p>2,80E-04</text:p>
          </table:table-cell>
          <table:table-cell office:value-type="float" office:value="0.14299999999999999" table:style-name="ce9">
            <text:p>1,43E-01</text:p>
          </table:table-cell>
          <table:table-cell office:value-type="float" office:value="1.011E-3" table:style-name="ce9">
            <text:p>1,01E-03</text:p>
          </table:table-cell>
          <table:table-cell table:number-columns-repeated="33" table:style-name="ce1"/>
          <table:table-cell office:value-type="string" table:style-name="ce8">
            <text:p>2⁵</text:p>
          </table:table-cell>
          <table:table-cell office:value-type="float" office:value="0" table:style-name="ce10">
            <text:p>0</text:p>
          </table:table-cell>
          <table:table-cell office:value-type="string" table:style-name="ce8">
            <text:p>2⁵</text:p>
          </table:table-cell>
          <table:table-cell office:value-type="string" table:style-name="ce8">
            <text:p>2⁰</text:p>
          </table:table-cell>
          <table:table-cell table:style-name="ce8"/>
          <table:table-cell office:value-type="float" office:value="0.14280000000000001" table:style-name="ce11">
            <text:p>1,43E-01</text:p>
          </table:table-cell>
          <table:table-cell office:value-type="float" office:value="0.1431" table:style-name="ce11">
            <text:p>1,43E-01</text:p>
          </table:table-cell>
          <table:table-cell office:value-type="float" office:value="0.14000000000000001" table:style-name="ce11">
            <text:p>1,40E-01</text:p>
          </table:table-cell>
          <table:table-cell office:value-type="float" office:value="0.14219999999999999" table:style-name="ce11">
            <text:p>1,42E-01</text:p>
          </table:table-cell>
          <table:table-cell office:value-type="float" office:value="0.1404" table:style-name="ce11">
            <text:p>1,40E-01</text:p>
          </table:table-cell>
          <table:table-cell office:value-type="float" office:value="0.14169999999999999" table:style-name="ce11">
            <text:p>1,42E-01</text:p>
          </table:table-cell>
          <table:table-cell office:value-type="float" office:value="1.2649110640673511E-3" table:formula="of:=STDEV([.$BG24:.$BL24])" table:style-name="ce11">
            <text:p>1,26E-03</text:p>
          </table:table-cell>
          <table:table-cell office:value-type="percentage" office:value="8.9266835855141228E-3" table:formula="of:=[.BM24]/[.BL24]" table:style-name="ce12">
            <text:p>0,89%</text:p>
          </table:table-cell>
          <table:table-cell office:value-type="float" office:value="6.1758393750000005E-3" table:formula="of:=[.BO23]/2" table:style-name="ce11">
            <text:p>6,18E-03</text:p>
          </table:table-cell>
          <table:table-cell table:number-columns-repeated="1631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3" table:style-name="ce1"/>
          <table:table-cell office:value-type="string" table:number-columns-spanned="13" table:number-rows-spanned="1" table:style-name="ce17">
            <text:p>GPU</text:p>
          </table:table-cell>
          <table:covered-table-cell table:number-columns-repeated="12"/>
          <table:table-cell table:style-name="ce4"/>
          <table:table-cell table:number-columns-repeated="16317"/>
        </table:table-row>
        <table:table-row table:style-name="ro1">
          <table:table-cell table:number-columns-repeated="53" table:style-name="ce1"/>
          <table:table-cell office:value-type="string" table:number-columns-spanned="2" table:number-rows-spanned="1" table:style-name="ce17">
            <text:p>Grid</text:p>
          </table:table-cell>
          <table:covered-table-cell/>
          <table:table-cell office:value-type="string" table:number-columns-spanned="2" table:number-rows-spanned="1" table:style-name="ce19">
            <text:p>Block</text:p>
          </table:table-cell>
          <table:covered-table-cell/>
          <table:table-cell office:value-type="string" table:style-name="ce5">
            <text:p>&lt;&lt;&lt;Grid,Block&gt;&gt;&gt;<text:s/></text:p>
          </table:table-cell>
          <table:table-cell table:number-columns-repeated="7" table:style-name="ce6"/>
          <table:table-cell table:number-columns-repeated="2" table:style-name="ce4"/>
          <table:table-cell table:number-columns-repeated="16317"/>
        </table:table-row>
        <table:table-row table:style-name="ro2">
          <table:table-cell office:value-type="string" table:style-name="ce1">
            <text:p>G0x5</text:p>
          </table:table-cell>
          <table:table-cell office:value-type="float" office:value="2.8390000000000002E-4" table:style-name="ce9">
            <text:p>2,84E-04</text:p>
          </table:table-cell>
          <table:table-cell office:value-type="float" office:value="0.1424" table:style-name="ce9">
            <text:p>1,42E-01</text:p>
          </table:table-cell>
          <table:table-cell office:value-type="float" office:value="9.789E-4" table:style-name="ce9">
            <text:p>9,79E-04</text:p>
          </table:table-cell>
          <table:table-cell table:style-name="ce1"/>
          <table:table-cell office:value-type="float" office:value="2.7940000000000002E-4" table:style-name="ce9">
            <text:p>2,79E-04</text:p>
          </table:table-cell>
          <table:table-cell office:value-type="float" office:value="0.14299999999999999" table:style-name="ce9">
            <text:p>1,43E-01</text:p>
          </table:table-cell>
          <table:table-cell office:value-type="float" office:value="9.3329999999999997E-4" table:style-name="ce9">
            <text:p>9,33E-04</text:p>
          </table:table-cell>
          <table:table-cell table:style-name="ce1"/>
          <table:table-cell office:value-type="float" office:value="3.1530000000000002E-4" table:style-name="ce9">
            <text:p>3,15E-04</text:p>
          </table:table-cell>
          <table:table-cell office:value-type="float" office:value="0.1396" table:style-name="ce9">
            <text:p>1,40E-01</text:p>
          </table:table-cell>
          <table:table-cell office:value-type="float" office:value="1.286E-3" table:style-name="ce9">
            <text:p>1,29E-03</text:p>
          </table:table-cell>
          <table:table-cell table:style-name="ce1"/>
          <table:table-cell office:value-type="float" office:value="2.7920000000000001E-4" table:style-name="ce9">
            <text:p>2,79E-04</text:p>
          </table:table-cell>
          <table:table-cell office:value-type="float" office:value="0.1431" table:style-name="ce9">
            <text:p>1,43E-01</text:p>
          </table:table-cell>
          <table:table-cell office:value-type="float" office:value="9.4569999999999995E-4" table:style-name="ce9">
            <text:p>9,46E-04</text:p>
          </table:table-cell>
          <table:table-cell table:style-name="ce1"/>
          <table:table-cell office:value-type="float" office:value="2.8029999999999998E-4" table:style-name="ce9">
            <text:p>2,80E-04</text:p>
          </table:table-cell>
          <table:table-cell office:value-type="float" office:value="0.1424" table:style-name="ce9">
            <text:p>1,42E-01</text:p>
          </table:table-cell>
          <table:table-cell office:value-type="float" office:value="9.5980000000000002E-4" table:style-name="ce9">
            <text:p>9,60E-04</text:p>
          </table:table-cell>
          <table:table-cell table:number-columns-repeated="33" table:style-name="ce1"/>
          <table:table-cell office:value-type="string" table:style-name="ce7">
            <text:p>x</text:p>
          </table:table-cell>
          <table:table-cell office:value-type="string" table:style-name="ce7">
            <text:p>y</text:p>
          </table:table-cell>
          <table:table-cell office:value-type="string" table:style-name="ce8">
            <text:p>x</text:p>
          </table:table-cell>
          <table:table-cell office:value-type="string" table:style-name="ce7">
            <text:p>y</text:p>
          </table:table-cell>
          <table:table-cell office:value-type="string" table:style-name="ce7">
            <text:p>&lt;&lt;&lt;(x,y,z),(x,y,z)&gt;&gt;&gt;</text:p>
          </table:table-cell>
          <table:table-cell office:value-type="string" table:style-name="ce6">
            <text:p>1<text:span text:style-name="T2">st</text:span><text:s/>Run</text:p>
          </table:table-cell>
          <table:table-cell office:value-type="string" table:style-name="ce6">
            <text:p>2<text:span text:style-name="T2">nd</text:span><text:s/>Run</text:p>
          </table:table-cell>
          <table:table-cell office:value-type="string" table:style-name="ce6">
            <text:p>3<text:span text:style-name="T2">rd</text:span><text:s/>Run</text:p>
          </table:table-cell>
          <table:table-cell office:value-type="string" table:style-name="ce6">
            <text:p>4<text:span text:style-name="T2">th</text:span><text:s/>Run</text:p>
          </table:table-cell>
          <table:table-cell office:value-type="string" table:style-name="ce6">
            <text:p>5<text:span text:style-name="T2">th</text:span><text:s/>Run</text:p>
          </table:table-cell>
          <table:table-cell office:value-type="string" table:style-name="ce6">
            <text:p>Average</text:p>
          </table:table-cell>
          <table:table-cell office:value-type="string" table:style-name="ce6">
            <text:p>Standard Deviation</text:p>
          </table:table-cell>
          <table:table-cell office:value-type="string" table:style-name="ce4">
            <text:p>SD/Ave</text:p>
          </table:table-cell>
          <table:table-cell office:value-type="string" table:style-name="ce4">
            <text:p>Theorical Value</text:p>
          </table:table-cell>
          <table:table-cell table:number-columns-repeated="16317"/>
        </table:table-row>
        <table:table-row table:style-name="ro1">
          <table:table-cell office:value-type="string" table:style-name="ce1">
            <text:p>G1x4</text:p>
          </table:table-cell>
          <table:table-cell office:value-type="float" office:value="2.7989999999999997E-4" table:style-name="ce9">
            <text:p>2,80E-04</text:p>
          </table:table-cell>
          <table:table-cell office:value-type="float" office:value="0.14249999999999999" table:style-name="ce9">
            <text:p>1,43E-01</text:p>
          </table:table-cell>
          <table:table-cell office:value-type="float" office:value="9.5560000000000003E-4" table:style-name="ce9">
            <text:p>9,56E-04</text:p>
          </table:table-cell>
          <table:table-cell table:style-name="ce1"/>
          <table:table-cell office:value-type="float" office:value="2.8130000000000001E-4" table:style-name="ce9">
            <text:p>2,81E-04</text:p>
          </table:table-cell>
          <table:table-cell office:value-type="float" office:value="0.14299999999999999" table:style-name="ce9">
            <text:p>1,43E-01</text:p>
          </table:table-cell>
          <table:table-cell office:value-type="float" office:value="9.7159999999999998E-4" table:style-name="ce9">
            <text:p>9,72E-04</text:p>
          </table:table-cell>
          <table:table-cell table:style-name="ce1"/>
          <table:table-cell office:value-type="float" office:value="2.8019999999999998E-4" table:style-name="ce9">
            <text:p>2,80E-04</text:p>
          </table:table-cell>
          <table:table-cell office:value-type="float" office:value="0.1421" table:style-name="ce9">
            <text:p>1,42E-01</text:p>
          </table:table-cell>
          <table:table-cell office:value-type="float" office:value="9.3800000000000003E-4" table:style-name="ce9">
            <text:p>9,38E-04</text:p>
          </table:table-cell>
          <table:table-cell table:style-name="ce1"/>
          <table:table-cell office:value-type="float" office:value="2.8219999999999997E-4" table:style-name="ce9">
            <text:p>2,82E-04</text:p>
          </table:table-cell>
          <table:table-cell office:value-type="float" office:value="0.14119999999999999" table:style-name="ce9">
            <text:p>1,41E-01</text:p>
          </table:table-cell>
          <table:table-cell office:value-type="float" office:value="9.3959999999999996E-4" table:style-name="ce9">
            <text:p>9,40E-04</text:p>
          </table:table-cell>
          <table:table-cell table:style-name="ce1"/>
          <table:table-cell office:value-type="float" office:value="2.8069999999999999E-4" table:style-name="ce9">
            <text:p>2,81E-04</text:p>
          </table:table-cell>
          <table:table-cell office:value-type="float" office:value="0.14230000000000001" table:style-name="ce9">
            <text:p>1,42E-01</text:p>
          </table:table-cell>
          <table:table-cell office:value-type="float" office:value="9.4149999999999995E-4" table:style-name="ce9">
            <text:p>9,42E-04</text:p>
          </table:table-cell>
          <table:table-cell table:number-columns-repeated="33" table:style-name="ce1"/>
          <table:table-cell office:value-type="string" table:style-name="ce8">
            <text:p>2⁰</text:p>
          </table:table-cell>
          <table:table-cell office:value-type="string" table:style-name="ce8">
            <text:p>2⁵</text:p>
          </table:table-cell>
          <table:table-cell office:value-type="string" table:style-name="ce8">
            <text:p>2⁵</text:p>
          </table:table-cell>
          <table:table-cell office:value-type="string" table:style-name="ce8">
            <text:p>2⁰</text:p>
          </table:table-cell>
          <table:table-cell table:style-name="ce8"/>
          <table:table-cell office:value-type="float" office:value="0.14373549999999999" table:formula="of:=[.B29]+[.C29]+[.D29]" table:style-name="ce11">
            <text:p>1,44E-01</text:p>
          </table:table-cell>
          <table:table-cell office:value-type="float" office:value="0.14425289999999999" table:formula="of:=[.F29]+[.G29]+[.H29]" table:style-name="ce11">
            <text:p>1,44E-01</text:p>
          </table:table-cell>
          <table:table-cell office:value-type="float" office:value="0.14331820000000001" table:formula="of:=[.J29]+[.K29]+[.L29]" table:style-name="ce11">
            <text:p>1,43E-01</text:p>
          </table:table-cell>
          <table:table-cell office:value-type="float" office:value="0.14242180000000002" table:formula="of:=[.N29]+[.O29]+[.P29]" table:style-name="ce11">
            <text:p>1,42E-01</text:p>
          </table:table-cell>
          <table:table-cell office:value-type="float" office:value="0.14352220000000002" table:formula="of:=[.R29]+[.S29]+[.T29]" table:style-name="ce11">
            <text:p>1,44E-01</text:p>
          </table:table-cell>
          <table:table-cell office:value-type="float" office:value="0.14345012000000001" table:formula="of:=AVERAGE([.$BG29:.$BK29])" table:style-name="ce11">
            <text:p>1,43E-01</text:p>
          </table:table-cell>
          <table:table-cell office:value-type="float" office:value="6.0098883650196795E-4" table:formula="of:=STDEV([.$BG29:.$BL29])" table:style-name="ce11">
            <text:p>6,01E-04</text:p>
          </table:table-cell>
          <table:table-cell office:value-type="percentage" office:value="4.1895317794224769E-3" table:formula="of:=[.BM29]/[.BL29]" table:style-name="ce12">
            <text:p>0,42%</text:p>
          </table:table-cell>
          <table:table-cell office:value-type="float" office:value="0.14345012000000001" table:formula="of:=[.BL29]" table:style-name="ce11">
            <text:p>1,43E-01</text:p>
          </table:table-cell>
          <table:table-cell table:number-columns-repeated="16317"/>
        </table:table-row>
        <table:table-row table:style-name="ro1">
          <table:table-cell office:value-type="string" table:style-name="ce1">
            <text:p>G2x3</text:p>
          </table:table-cell>
          <table:table-cell office:value-type="float" office:value="2.809E-4" table:style-name="ce9">
            <text:p>2,81E-04</text:p>
          </table:table-cell>
          <table:table-cell office:value-type="float" office:value="0.14280000000000001" table:style-name="ce9">
            <text:p>1,43E-01</text:p>
          </table:table-cell>
          <table:table-cell office:value-type="float" office:value="9.5180000000000004E-4" table:style-name="ce9">
            <text:p>9,52E-04</text:p>
          </table:table-cell>
          <table:table-cell table:style-name="ce1"/>
          <table:table-cell office:value-type="float" office:value="2.8380000000000001E-4" table:style-name="ce9">
            <text:p>2,84E-04</text:p>
          </table:table-cell>
          <table:table-cell office:value-type="float" office:value="0.14199999999999999" table:style-name="ce9">
            <text:p>1,42E-01</text:p>
          </table:table-cell>
          <table:table-cell office:value-type="float" office:value="9.6849999999999996E-4" table:style-name="ce9">
            <text:p>9,69E-04</text:p>
          </table:table-cell>
          <table:table-cell table:style-name="ce1"/>
          <table:table-cell office:value-type="float" office:value="2.8180000000000002E-4" table:style-name="ce9">
            <text:p>2,82E-04</text:p>
          </table:table-cell>
          <table:table-cell office:value-type="float" office:value="0.1406" table:style-name="ce9">
            <text:p>1,41E-01</text:p>
          </table:table-cell>
          <table:table-cell office:value-type="float" office:value="9.9050000000000006E-4" table:style-name="ce9">
            <text:p>9,91E-04</text:p>
          </table:table-cell>
          <table:table-cell table:style-name="ce1"/>
          <table:table-cell office:value-type="float" office:value="2.7900000000000001E-4" table:style-name="ce9">
            <text:p>2,79E-04</text:p>
          </table:table-cell>
          <table:table-cell office:value-type="float" office:value="0.14299999999999999" table:style-name="ce9">
            <text:p>1,43E-01</text:p>
          </table:table-cell>
          <table:table-cell office:value-type="float" office:value="9.4660000000000002E-4" table:style-name="ce9">
            <text:p>9,47E-04</text:p>
          </table:table-cell>
          <table:table-cell table:style-name="ce1"/>
          <table:table-cell office:value-type="float" office:value="2.809E-4" table:style-name="ce9">
            <text:p>2,81E-04</text:p>
          </table:table-cell>
          <table:table-cell office:value-type="float" office:value="0.14299999999999999" table:style-name="ce9">
            <text:p>1,43E-01</text:p>
          </table:table-cell>
          <table:table-cell office:value-type="float" office:value="9.6299999999999999E-4" table:style-name="ce9">
            <text:p>9,63E-04</text:p>
          </table:table-cell>
          <table:table-cell table:number-columns-repeated="33" table:style-name="ce1"/>
          <table:table-cell office:value-type="string" table:style-name="ce8">
            <text:p>2¹</text:p>
          </table:table-cell>
          <table:table-cell office:value-type="string" table:style-name="ce8">
            <text:p>2⁴</text:p>
          </table:table-cell>
          <table:table-cell office:value-type="string" table:style-name="ce8">
            <text:p>2⁵</text:p>
          </table:table-cell>
          <table:table-cell office:value-type="string" table:style-name="ce8">
            <text:p>2⁰</text:p>
          </table:table-cell>
          <table:table-cell table:style-name="ce8"/>
          <table:table-cell office:value-type="float" office:value="0.14403270000000001" table:formula="of:=[.B30]+[.C30]+[.D30]" table:style-name="ce11">
            <text:p>1,44E-01</text:p>
          </table:table-cell>
          <table:table-cell office:value-type="float" office:value="0.1432523" table:formula="of:=[.F30]+[.G30]+[.H30]" table:style-name="ce11">
            <text:p>1,43E-01</text:p>
          </table:table-cell>
          <table:table-cell office:value-type="float" office:value="0.14187230000000001" table:formula="of:=[.J30]+[.K30]+[.L30]" table:style-name="ce11">
            <text:p>1,42E-01</text:p>
          </table:table-cell>
          <table:table-cell office:value-type="float" office:value="0.14422559999999998" table:formula="of:=[.N30]+[.O30]+[.P30]" table:style-name="ce11">
            <text:p>1,44E-01</text:p>
          </table:table-cell>
          <table:table-cell office:value-type="float" office:value="0.14424389999999998" table:formula="of:=[.R30]+[.S30]+[.T30]" table:style-name="ce11">
            <text:p>1,44E-01</text:p>
          </table:table-cell>
          <table:table-cell office:value-type="float" office:value="0.14352535999999999" table:formula="of:=AVERAGE([.$BG30:.$BK30])" table:style-name="ce11">
            <text:p>1,44E-01</text:p>
          </table:table-cell>
          <table:table-cell office:value-type="float" office:value="9.0235234714605109E-4" table:formula="of:=STDEV([.$BG30:.$BL30])" table:style-name="ce11">
            <text:p>9,02E-04</text:p>
          </table:table-cell>
          <table:table-cell office:value-type="percentage" office:value="6.2870585877370464E-3" table:formula="of:=[.BM30]/[.BL30]" table:style-name="ce12">
            <text:p>0,63%</text:p>
          </table:table-cell>
          <table:table-cell office:value-type="float" office:value="7.1725060000000007E-2" table:formula="of:=[.BO29]/2" table:style-name="ce11">
            <text:p>7,17E-02</text:p>
          </table:table-cell>
          <table:table-cell table:number-columns-repeated="16317"/>
        </table:table-row>
        <table:table-row table:style-name="ro1">
          <table:table-cell office:value-type="string" table:style-name="ce1">
            <text:p>G3x2</text:p>
          </table:table-cell>
          <table:table-cell office:value-type="float" office:value="2.7930000000000001E-4" table:style-name="ce9">
            <text:p>2,79E-04</text:p>
          </table:table-cell>
          <table:table-cell office:value-type="float" office:value="0.14169999999999999" table:style-name="ce9">
            <text:p>1,42E-01</text:p>
          </table:table-cell>
          <table:table-cell office:value-type="float" office:value="9.5859999999999999E-4" table:style-name="ce9">
            <text:p>9,59E-04</text:p>
          </table:table-cell>
          <table:table-cell table:style-name="ce1"/>
          <table:table-cell office:value-type="float" office:value="2.8130000000000001E-4" table:style-name="ce9">
            <text:p>2,81E-04</text:p>
          </table:table-cell>
          <table:table-cell office:value-type="float" office:value="0.14230000000000001" table:style-name="ce9">
            <text:p>1,42E-01</text:p>
          </table:table-cell>
          <table:table-cell office:value-type="float" office:value="9.6009999999999997E-4" table:style-name="ce9">
            <text:p>9,60E-04</text:p>
          </table:table-cell>
          <table:table-cell table:style-name="ce1"/>
          <table:table-cell office:value-type="float" office:value="2.831E-4" table:style-name="ce9">
            <text:p>2,83E-04</text:p>
          </table:table-cell>
          <table:table-cell office:value-type="float" office:value="0.14199999999999999" table:style-name="ce9">
            <text:p>1,42E-01</text:p>
          </table:table-cell>
          <table:table-cell office:value-type="float" office:value="9.6250000000000003E-4" table:style-name="ce9">
            <text:p>9,63E-04</text:p>
          </table:table-cell>
          <table:table-cell table:style-name="ce1"/>
          <table:table-cell office:value-type="float" office:value="2.8259999999999998E-4" table:style-name="ce9">
            <text:p>2,83E-04</text:p>
          </table:table-cell>
          <table:table-cell office:value-type="float" office:value="0.1431" table:style-name="ce9">
            <text:p>1,43E-01</text:p>
          </table:table-cell>
          <table:table-cell office:value-type="float" office:value="9.5560000000000003E-4" table:style-name="ce9">
            <text:p>9,56E-04</text:p>
          </table:table-cell>
          <table:table-cell table:style-name="ce1"/>
          <table:table-cell office:value-type="float" office:value="2.834E-4" table:style-name="ce9">
            <text:p>2,83E-04</text:p>
          </table:table-cell>
          <table:table-cell office:value-type="float" office:value="0.1431" table:style-name="ce9">
            <text:p>1,43E-01</text:p>
          </table:table-cell>
          <table:table-cell office:value-type="float" office:value="9.5699999999999995E-4" table:style-name="ce9">
            <text:p>9,57E-04</text:p>
          </table:table-cell>
          <table:table-cell table:number-columns-repeated="33" table:style-name="ce1"/>
          <table:table-cell office:value-type="string" table:style-name="ce8">
            <text:p>2²</text:p>
          </table:table-cell>
          <table:table-cell office:value-type="string" table:style-name="ce8">
            <text:p>2³</text:p>
          </table:table-cell>
          <table:table-cell office:value-type="string" table:style-name="ce8">
            <text:p>2⁵</text:p>
          </table:table-cell>
          <table:table-cell office:value-type="string" table:style-name="ce8">
            <text:p>2⁰</text:p>
          </table:table-cell>
          <table:table-cell table:style-name="ce8"/>
          <table:table-cell office:value-type="float" office:value="0.14293790000000001" table:formula="of:=[.B31]+[.C31]+[.D31]" table:style-name="ce11">
            <text:p>1,43E-01</text:p>
          </table:table-cell>
          <table:table-cell office:value-type="float" office:value="0.14354140000000001" table:formula="of:=[.F31]+[.G31]+[.H31]" table:style-name="ce11">
            <text:p>1,44E-01</text:p>
          </table:table-cell>
          <table:table-cell office:value-type="float" office:value="0.1432456" table:formula="of:=[.J31]+[.K31]+[.L31]" table:style-name="ce11">
            <text:p>1,43E-01</text:p>
          </table:table-cell>
          <table:table-cell office:value-type="float" office:value="0.1443382" table:formula="of:=[.N31]+[.O31]+[.P31]" table:style-name="ce11">
            <text:p>1,44E-01</text:p>
          </table:table-cell>
          <table:table-cell office:value-type="float" office:value="0.14434040000000001" table:formula="of:=[.R31]+[.S31]+[.T31]" table:style-name="ce11">
            <text:p>1,44E-01</text:p>
          </table:table-cell>
          <table:table-cell office:value-type="float" office:value="0.14368069999999999" table:formula="of:=AVERAGE([.$BG31:.$BK31])" table:style-name="ce11">
            <text:p>1,44E-01</text:p>
          </table:table-cell>
          <table:table-cell office:value-type="float" office:value="5.7060996836718432E-4" table:formula="of:=STDEV([.$BG31:.$BL31])" table:style-name="ce11">
            <text:p>5,71E-04</text:p>
          </table:table-cell>
          <table:table-cell office:value-type="percentage" office:value="3.9713751976931094E-3" table:formula="of:=[.BM31]/[.BL31]" table:style-name="ce12">
            <text:p>0,40%</text:p>
          </table:table-cell>
          <table:table-cell office:value-type="float" office:value="3.5862530000000004E-2" table:formula="of:=[.BO30]/2" table:style-name="ce11">
            <text:p>3,59E-02</text:p>
          </table:table-cell>
          <table:table-cell table:number-columns-repeated="16317"/>
        </table:table-row>
        <table:table-row table:style-name="ro1">
          <table:table-cell office:value-type="string" table:style-name="ce1">
            <text:p>G4x1</text:p>
          </table:table-cell>
          <table:table-cell office:value-type="float" office:value="2.8079999999999999E-4" table:style-name="ce9">
            <text:p>2,81E-04</text:p>
          </table:table-cell>
          <table:table-cell office:value-type="float" office:value="0.1414" table:style-name="ce9">
            <text:p>1,41E-01</text:p>
          </table:table-cell>
          <table:table-cell office:value-type="float" office:value="1.0449999999999999E-3" table:style-name="ce9">
            <text:p>1,05E-03</text:p>
          </table:table-cell>
          <table:table-cell table:style-name="ce1"/>
          <table:table-cell office:value-type="float" office:value="2.8580000000000001E-4" table:style-name="ce9">
            <text:p>2,86E-04</text:p>
          </table:table-cell>
          <table:table-cell office:value-type="float" office:value="0.1426" table:style-name="ce9">
            <text:p>1,43E-01</text:p>
          </table:table-cell>
          <table:table-cell office:value-type="float" office:value="9.8970000000000004E-4" table:style-name="ce9">
            <text:p>9,90E-04</text:p>
          </table:table-cell>
          <table:table-cell table:style-name="ce1"/>
          <table:table-cell office:value-type="float" office:value="2.8249999999999998E-4" table:style-name="ce9">
            <text:p>2,83E-04</text:p>
          </table:table-cell>
          <table:table-cell office:value-type="float" office:value="0.14299999999999999" table:style-name="ce9">
            <text:p>1,43E-01</text:p>
          </table:table-cell>
          <table:table-cell office:value-type="float" office:value="9.6060000000000004E-4" table:style-name="ce9">
            <text:p>9,61E-04</text:p>
          </table:table-cell>
          <table:table-cell table:style-name="ce1"/>
          <table:table-cell office:value-type="float" office:value="2.8019999999999998E-4" table:style-name="ce9">
            <text:p>2,80E-04</text:p>
          </table:table-cell>
          <table:table-cell office:value-type="float" office:value="0.14230000000000001" table:style-name="ce9">
            <text:p>1,42E-01</text:p>
          </table:table-cell>
          <table:table-cell office:value-type="float" office:value="9.3369999999999998E-4" table:style-name="ce9">
            <text:p>9,34E-04</text:p>
          </table:table-cell>
          <table:table-cell table:style-name="ce1"/>
          <table:table-cell office:value-type="float" office:value="2.831E-4" table:style-name="ce9">
            <text:p>2,83E-04</text:p>
          </table:table-cell>
          <table:table-cell office:value-type="float" office:value="0.1414" table:style-name="ce9">
            <text:p>1,41E-01</text:p>
          </table:table-cell>
          <table:table-cell office:value-type="float" office:value="9.6579999999999995E-4" table:style-name="ce9">
            <text:p>9,66E-04</text:p>
          </table:table-cell>
          <table:table-cell table:number-columns-repeated="33" table:style-name="ce1"/>
          <table:table-cell office:value-type="string" table:style-name="ce8">
            <text:p>2³</text:p>
          </table:table-cell>
          <table:table-cell office:value-type="string" table:style-name="ce8">
            <text:p>2²</text:p>
          </table:table-cell>
          <table:table-cell office:value-type="string" table:style-name="ce8">
            <text:p>2⁵</text:p>
          </table:table-cell>
          <table:table-cell office:value-type="string" table:style-name="ce8">
            <text:p>2⁰</text:p>
          </table:table-cell>
          <table:table-cell table:style-name="ce8"/>
          <table:table-cell office:value-type="float" office:value="0.14272579999999999" table:formula="of:=[.B32]+[.C32]+[.D32]" table:style-name="ce11">
            <text:p>1,43E-01</text:p>
          </table:table-cell>
          <table:table-cell office:value-type="float" office:value="0.14387550000000002" table:formula="of:=[.F32]+[.G32]+[.H32]" table:style-name="ce11">
            <text:p>1,44E-01</text:p>
          </table:table-cell>
          <table:table-cell office:value-type="float" office:value="0.14424309999999999" table:formula="of:=[.J32]+[.K32]+[.L32]" table:style-name="ce11">
            <text:p>1,44E-01</text:p>
          </table:table-cell>
          <table:table-cell office:value-type="float" office:value="0.14351390000000003" table:formula="of:=[.N32]+[.O32]+[.P32]" table:style-name="ce11">
            <text:p>1,44E-01</text:p>
          </table:table-cell>
          <table:table-cell office:value-type="float" office:value="0.1426489" table:formula="of:=[.R32]+[.S32]+[.T32]" table:style-name="ce11">
            <text:p>1,43E-01</text:p>
          </table:table-cell>
          <table:table-cell office:value-type="float" office:value="0.14340144000000002" table:formula="of:=AVERAGE([.$BG32:.$BK32])" table:style-name="ce11">
            <text:p>1,43E-01</text:p>
          </table:table-cell>
          <table:table-cell office:value-type="float" office:value="6.2746753732763328E-4" table:formula="of:=STDEV([.$BG32:.$BL32])" table:style-name="ce11">
            <text:p>6,27E-04</text:p>
          </table:table-cell>
          <table:table-cell office:value-type="percentage" office:value="4.3756013700255256E-3" table:formula="of:=[.BM32]/[.BL32]" table:style-name="ce12">
            <text:p>0,44%</text:p>
          </table:table-cell>
          <table:table-cell office:value-type="float" office:value="1.7931265000000002E-2" table:formula="of:=[.BO31]/2" table:style-name="ce11">
            <text:p>1,79E-02</text:p>
          </table:table-cell>
          <table:table-cell table:number-columns-repeated="16317"/>
        </table:table-row>
        <table:table-row table:style-name="ro1">
          <table:table-cell office:value-type="string" table:style-name="ce1">
            <text:p>G5x0</text:p>
          </table:table-cell>
          <table:table-cell office:value-type="float" office:value="2.8059999999999999E-4" table:style-name="ce9">
            <text:p>2,81E-04</text:p>
          </table:table-cell>
          <table:table-cell office:value-type="float" office:value="0.14280000000000001" table:style-name="ce9">
            <text:p>1,43E-01</text:p>
          </table:table-cell>
          <table:table-cell office:value-type="float" office:value="9.4059999999999999E-4" table:style-name="ce9">
            <text:p>9,41E-04</text:p>
          </table:table-cell>
          <table:table-cell table:style-name="ce1"/>
          <table:table-cell office:value-type="float" office:value="2.8039999999999999E-4" table:style-name="ce9">
            <text:p>2,80E-04</text:p>
          </table:table-cell>
          <table:table-cell office:value-type="float" office:value="0.14169999999999999" table:style-name="ce9">
            <text:p>1,42E-01</text:p>
          </table:table-cell>
          <table:table-cell office:value-type="float" office:value="9.4450000000000003E-4" table:style-name="ce9">
            <text:p>9,45E-04</text:p>
          </table:table-cell>
          <table:table-cell table:style-name="ce1"/>
          <table:table-cell office:value-type="float" office:value="2.8299999999999999E-4" table:style-name="ce9">
            <text:p>2,83E-04</text:p>
          </table:table-cell>
          <table:table-cell office:value-type="float" office:value="0.14299999999999999" table:style-name="ce9">
            <text:p>1,43E-01</text:p>
          </table:table-cell>
          <table:table-cell office:value-type="float" office:value="9.592E-4" table:style-name="ce9">
            <text:p>9,59E-04</text:p>
          </table:table-cell>
          <table:table-cell table:style-name="ce1"/>
          <table:table-cell office:value-type="float" office:value="2.833E-4" table:style-name="ce9">
            <text:p>2,83E-04</text:p>
          </table:table-cell>
          <table:table-cell office:value-type="float" office:value="0.14149999999999999" table:style-name="ce9">
            <text:p>1,42E-01</text:p>
          </table:table-cell>
          <table:table-cell office:value-type="float" office:value="9.6759999999999999E-4" table:style-name="ce9">
            <text:p>9,68E-04</text:p>
          </table:table-cell>
          <table:table-cell table:style-name="ce1"/>
          <table:table-cell office:value-type="float" office:value="2.832E-4" table:style-name="ce9">
            <text:p>2,83E-04</text:p>
          </table:table-cell>
          <table:table-cell office:value-type="float" office:value="0.14299999999999999" table:style-name="ce9">
            <text:p>1,43E-01</text:p>
          </table:table-cell>
          <table:table-cell office:value-type="float" office:value="9.7150000000000003E-4" table:style-name="ce9">
            <text:p>9,72E-04</text:p>
          </table:table-cell>
          <table:table-cell table:number-columns-repeated="33" table:style-name="ce1"/>
          <table:table-cell office:value-type="string" table:style-name="ce8">
            <text:p>2⁴</text:p>
          </table:table-cell>
          <table:table-cell office:value-type="string" table:style-name="ce8">
            <text:p>2¹</text:p>
          </table:table-cell>
          <table:table-cell office:value-type="string" table:style-name="ce8">
            <text:p>2⁵</text:p>
          </table:table-cell>
          <table:table-cell office:value-type="string" table:style-name="ce8">
            <text:p>2⁰</text:p>
          </table:table-cell>
          <table:table-cell table:style-name="ce8"/>
          <table:table-cell office:value-type="float" office:value="0.14402120000000002" table:formula="of:=[.B33]+[.C33]+[.D33]" table:style-name="ce11">
            <text:p>1,44E-01</text:p>
          </table:table-cell>
          <table:table-cell office:value-type="float" office:value="0.14292489999999997" table:formula="of:=[.F33]+[.G33]+[.H33]" table:style-name="ce11">
            <text:p>1,43E-01</text:p>
          </table:table-cell>
          <table:table-cell office:value-type="float" office:value="0.14424219999999999" table:formula="of:=[.J33]+[.K33]+[.L33]" table:style-name="ce11">
            <text:p>1,44E-01</text:p>
          </table:table-cell>
          <table:table-cell office:value-type="float" office:value="0.14275089999999999" table:formula="of:=[.N33]+[.O33]+[.P33]" table:style-name="ce11">
            <text:p>1,43E-01</text:p>
          </table:table-cell>
          <table:table-cell office:value-type="float" office:value="0.14425469999999999" table:formula="of:=[.R33]+[.S33]+[.T33]" table:style-name="ce11">
            <text:p>1,44E-01</text:p>
          </table:table-cell>
          <table:table-cell office:value-type="float" office:value="0.14363877999999999" table:formula="of:=AVERAGE([.$BG33:.$BK33])" table:style-name="ce11">
            <text:p>1,44E-01</text:p>
          </table:table-cell>
          <table:table-cell office:value-type="float" office:value="6.6146409547307287E-4" table:formula="of:=STDEV([.$BG33:.$BL33])" table:style-name="ce11">
            <text:p>6,61E-04</text:p>
          </table:table-cell>
          <table:table-cell office:value-type="percentage" office:value="4.6050523088059705E-3" table:formula="of:=[.BM33]/[.BL33]" table:style-name="ce12">
            <text:p>0,46%</text:p>
          </table:table-cell>
          <table:table-cell office:value-type="float" office:value="8.9656325000000009E-3" table:formula="of:=[.BO32]/2" table:style-name="ce11">
            <text:p>8,97E-03</text:p>
          </table:table-cell>
          <table:table-cell table:number-columns-repeated="16317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Carlos Vidal</meta:initial-creator>
    <dc:creator>CARLOS VIDAL</dc:creator>
    <meta:creation-date>2022-12-18T22:59:11Z</meta:creation-date>
    <dc:date>2022-12-26T21:55:19Z</dc:date>
    <meta:editing-cycles>16</meta:editing-cycles>
    <meta:editing-duration>PT1151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1378in" svg:stroke-color="#7f7f7f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5">
      <style:chart-properties chart:gap-width="150" chart:overlap="0" chart:link-data-style-to-source="true" chart:visible="true" chart:logarithmic="true" chart:maximum="0.3" chart:minimum="0.006" chart:origin="0" chart:interval-major="0.5" chart:interval-minor-divis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GMi0">
      <style:graphic-properties draw:fill="none" draw:stroke="dash" draw:stroke-dash="a1" svg:stroke-width="0.00709in" svg:stroke-color="#bcbcbc" svg:stroke-opacity="100%" draw:stroke-linejoin="round" svg:stroke-linecap="butt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89.9905511811024pt" svg:width="606.444094488189pt" chart:style-name="Crt0">
        <chart:legend chart:legend-position="end" chart:legend-align="center" chart:style-name="Lgnd"/>
        <chart:plot-area svg:x="49.66299212598425pt" svg:y="39.34488188976378pt" svg:width="443.7354330708661pt" svg:height="312.68968503937pt" chart:style-name="Plt0">
          <chart:axis chart:dimension="y" chart:name="primary-y" chart:style-name="Axs0">
            <chart:title chart:style-name="AT00">
              <text:p text:style-name="a0" text:class-names="" text:cond-style-name="">Y Axis Title</text:p>
            </chart:title>
            <chart:grid chart:class="major" chart:style-name="GMa0"/>
            <chart:grid chart:class="minor" chart:style-name="GMi0"/>
          </chart:axis>
          <chart:axis chart:dimension="x" chart:name="primary-x" chart:style-name="Axs1">
            <chart:categories table:cell-range-address="Sheet1.$BD$4:.$BD$14"/>
          </chart:axis>
          <chart:series chart:label-cell-address="Sheet1.$BL$3" chart:values-cell-range-address="Sheet1.$BL$4:.$BL$14" chart:class="chart:line" chart:attached-axis="primary-y" chart:style-name="G0S0">
            <chart:data-point chart:repeated="11"/>
          </chart:series>
          <chart:series chart:label-cell-address="Sheet1.$BO$3" chart:values-cell-range-address="Sheet1.$BO$4:.$BO$14" chart:class="chart:line" chart:attached-axis="primary-y" chart:style-name="G0S1"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" draw:style="rect" draw:dots1="1" draw:dots1-length="0.00709in" draw:distance="0.00709in"/>
  </office:styles>
</office:document-styles>
</file>